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2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 style:list-style-name="L1">
      <style:paragraph-properties fo:margin-top="0in" fo:margin-bottom="0in" fo:line-height="100%"/>
    </style:style>
    <style:style style:name="P3" style:family="paragraph" style:parent-style-name="Standard" style:list-style-name="L2">
      <style:paragraph-properties fo:margin-top="0in" fo:margin-bottom="0in" fo:line-height="100%"/>
    </style:style>
    <style:style style:name="P4" style:family="paragraph" style:parent-style-name="Standard" style:list-style-name="L3">
      <style:paragraph-properties fo:margin-top="0in" fo:margin-bottom="0in" fo:line-height="100%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Consolas" fo:font-size="9.5pt" style:font-size-asian="9.5pt" style:font-name-complex="Consolas2" style:font-size-complex="9.5pt"/>
    </style:style>
    <style:style style:name="P6" style:family="paragraph" style:parent-style-name="Standard">
      <style:paragraph-properties fo:margin-top="0in" fo:margin-bottom="0in" fo:line-height="100%"/>
      <style:text-properties fo:color="#000000" style:font-name="Consolas" fo:font-size="9.5pt" fo:font-weight="bold" style:font-size-asian="9.5pt" style:font-weight-asian="bold" style:font-name-complex="Consolas2" style:font-size-complex="9.5pt" style:font-weight-complex="bold"/>
    </style:style>
    <style:style style:name="P7" style:family="paragraph" style:parent-style-name="Standard" style:list-style-name="">
      <style:paragraph-properties fo:margin-top="0in" fo:margin-bottom="0in"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8" style:family="paragraph" style:parent-style-name="Standard">
      <style:paragraph-properties fo:margin-top="0in" fo:margin-bottom="0in" fo:line-height="100%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9" style:family="paragraph" style:parent-style-name="Standard" style:list-style-name="">
      <style:paragraph-properties fo:margin-top="0in" fo:margin-bottom="0in" fo:line-height="100%"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0" style:family="paragraph" style:parent-style-name="Standard" style:list-style-name="">
      <style:paragraph-properties fo:margin-top="0in" fo:margin-bottom="0in" style:text-autospace="none"/>
      <style:text-properties fo:color="#000000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11" style:family="paragraph" style:parent-style-name="Standard" style:list-style-name="">
      <style:paragraph-properties fo:margin-top="0in" fo:margin-bottom="0in" style:text-autospace="none"/>
    </style:style>
    <style:style style:name="P12" style:family="paragraph" style:parent-style-name="Standard">
      <style:paragraph-properties fo:margin-top="0in" fo:margin-bottom="0in" fo:line-height="100%"/>
      <style:text-properties fo:font-weight="bold" style:font-weight-asian="bold" style:font-weight-complex="bold"/>
    </style:style>
    <style:style style:name="P13" style:family="paragraph" style:parent-style-name="Standard" style:list-style-name="">
      <style:paragraph-properties fo:margin-top="0in" fo:margin-bottom="0in" style:text-autospace="none"/>
      <style:text-properties fo:font-weight="bold" style:font-weight-asian="bold" style:font-weight-complex="bold"/>
    </style:style>
    <style:style style:name="P14" style:family="paragraph" style:parent-style-name="Standard" style:list-style-name="">
      <style:paragraph-properties fo:margin-top="0in" fo:margin-bottom="0in" style:text-autospace="none"/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P15" style:family="paragraph" style:parent-style-name="Standard">
      <style:paragraph-properties fo:margin-top="0in" fo:margin-bottom="0in" fo:line-height="100%"/>
      <style:text-properties fo:font-weight="normal" style:font-weight-asian="normal" style:font-weight-complex="normal"/>
    </style:style>
    <style:style style:name="P16" style:family="paragraph" style:parent-style-name="Standard" style:master-page-name="Standard">
      <style:paragraph-properties fo:margin-top="0in" fo:margin-bottom="0in" fo:line-height="100%" style:page-number="auto"/>
    </style:style>
    <style:style style:name="T1" style:family="text">
      <style:text-properties fo:color="#000000" style:font-name="Consolas" fo:font-size="9.5pt" style:font-size-asian="9.5pt" style:font-name-complex="Consolas2" style:font-size-complex="9.5pt"/>
    </style:style>
    <style:style style:name="T2" style:family="text">
      <style:text-properties fo:color="#000000" style:font-name="Consolas" fo:font-size="9.5pt" fo:font-weight="normal" style:font-size-asian="9.5pt" style:font-weight-asian="normal" style:font-name-complex="Consolas2" style:font-size-complex="9.5pt" style:font-weight-complex="normal"/>
    </style:style>
    <style:style style:name="T3" style:family="text">
      <style:text-properties fo:color="#000000" style:font-name="Consolas" fo:font-size="9.5pt" fo:font-weight="normal" style:font-name-asian="Consolas1" style:font-size-asian="9.5pt" style:font-weight-asian="normal" style:font-name-complex="Consolas2" style:font-size-complex="9.5pt" style:font-weight-complex="normal"/>
    </style:style>
    <style:style style:name="T4" style:family="text">
      <style:text-properties fo:color="#000000" style:font-name="Consolas" fo:font-size="9.5pt" fo:font-weight="bold" style:font-size-asian="9.5pt" style:font-weight-asian="bold" style:font-name-complex="Consolas2" style:font-size-complex="9.5pt" style:font-weight-complex="bold"/>
    </style:style>
    <style:style style:name="T5" style:family="text">
      <style:text-properties fo:color="#000000" style:font-name="Consolas" fo:font-size="9.5pt" style:font-name-asian="Consolas1" style:font-size-asian="9.5pt" style:font-name-complex="Consolas2" style:font-size-complex="9.5pt"/>
    </style:style>
    <style:style style:name="T6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7" style:family="text">
      <style:text-properties fo:color="#000000" style:font-name="Consolas1" fo:font-size="9.5pt" fo:font-weight="normal" style:font-name-asian="Consolas1" style:font-size-asian="9.5pt" style:font-weight-asian="normal" style:font-name-complex="Consolas1" style:font-size-complex="9.5pt" style:font-weight-complex="normal"/>
    </style:style>
    <style:style style:name="T8" style:family="text">
      <style:text-properties fo:color="#0000ff"/>
    </style:style>
    <style:style style:name="T9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10" style:family="text">
      <style:text-properties fo:color="#0000ff" style:font-name="Consolas1" fo:font-size="9.5pt" fo:font-weight="normal" style:font-name-asian="Consolas1" style:font-size-asian="9.5pt" style:font-weight-asian="normal" style:font-name-complex="Consolas1" style:font-size-complex="9.5pt" style:font-weight-complex="normal"/>
    </style:style>
    <style:style style:name="T11" style:family="text">
      <style:text-properties fo:color="#0000ff" style:font-name="Consolas1" fo:font-weight="normal" style:font-name-asian="Consolas1" style:font-weight-asian="normal" style:font-name-complex="Consolas1" style:font-weight-complex="normal"/>
    </style:style>
    <style:style style:name="T12" style:family="tex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T13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14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Consolas1" fo:font-weight="normal" style:font-name-asian="Consolas1" style:font-weight-asian="normal" style:font-name-complex="Consolas1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Design Patterns Part 1 of 3</text:span></text:p>
      <text:p text:style-name="P1"><text:span text:style-name="T1">by Reynald Adolphe on Lynda/LIL</text:span></text:p>
      <text:p text:style-name="P5"/>
      <text:p text:style-name="P1"><text:span text:style-name="T1">Design patterns are reusable solutions to common coding issues.</text:span></text:p>
      <text:p text:style-name="P1"><text:span text:style-name="T1">They are testable and maintainable. They follow OOP and</text:span></text:p>
      <text:p text:style-name="P1"><text:span text:style-name="T1">SOLID principles.</text:span></text:p>
      <text:p text:style-name="P5"/>
      <text:p text:style-name="P1"><text:span text:style-name="T1">The Gang of Four: 4 guys that wrote about 23 patterns,</text:span></text:p>
      <text:p text:style-name="P1"><text:span text:style-name="T1">which are considered the foundations for all other patterns.</text:span></text:p>
      <text:p text:style-name="P5"/>
      <text:p text:style-name="P1"><text:span text:style-name="T1">Benefits to design patterns: Shared vocab -- other devs will</text:span></text:p>
      <text:p text:style-name="P1"><text:span text:style-name="T1">understand them, academic motivation -- people who know</text:span></text:p>
      <text:p text:style-name="P1"><text:span text:style-name="T1">patterns might figure out new ones.</text:span></text:p>
      <text:p text:style-name="P5"/>
      <text:p text:style-name="P1"><text:span text:style-name="T1">Three categories:</text:span></text:p>
      <text:p text:style-name="P1"><text:span text:style-name="T1">1. creational -- create objects while hiding the creation process</text:span></text:p>
      <text:p text:style-name="P1"><text:span text:style-name="T1"><text:tab/>Six patterns.</text:span></text:p>
      <text:p text:style-name="P1"><text:span text:style-name="T1">2. structural -- class and object composition, simple</text:span></text:p>
      <text:p text:style-name="P1"><text:span text:style-name="T1"><text:tab/>ways to relate entities.</text:span></text:p>
      <text:p text:style-name="P1"><text:span text:style-name="T1"><text:tab/>Seven patterns.</text:span></text:p>
      <text:p text:style-name="P1"><text:span text:style-name="T1">3. behavioral -- how objects communicate with each other.</text:span></text:p>
      <text:p text:style-name="P1"><text:span text:style-name="T1"><text:tab/>Eleven patterns.</text:span></text:p>
      <text:p text:style-name="P5"/>
      <text:p text:style-name="P12"><text:span text:style-name="T1">FACTORY METHOD PATTERN (creational)</text:span></text:p>
      <text:p text:style-name="P1"><text:span text:style-name="T1">Defines an interface for creating an object, but lets subclasses</text:span></text:p>
      <text:p text:style-name="P1"><text:span text:style-name="T1">decide which class to instantiate. It lets a class defer</text:span></text:p>
      <text:p text:style-name="P1"><text:span text:style-name="T1">instantiation to subclasses.</text:span></text:p>
      <text:p text:style-name="P5"/>
      <text:p text:style-name="P1"><text:span text:style-name="T1">Ie, an object is created designed the scenes, and the correct item</text:span></text:p>
      <text:p text:style-name="P1"><text:span text:style-name="T1">is returned depending on what you need. Example:</text:span></text:p>
      <text:p text:style-name="P1"><text:span text:style-name="T1">Input an account number at a bank, it returns savings or checking</text:span></text:p>
      <text:p text:style-name="P1"><text:span text:style-name="T1">depending on what the number is.</text:span></text:p>
      <text:p text:style-name="P1"><text:span text:style-name="T1"/></text:p>
      <text:p text:style-name="P1"><text:span text:style-name="T1">--- ---</text:span></text:p>
      <text:p text:style-name="P1"><text:span text:style-name="T1"/></text:p>
      <text:p text:style-name="P12"><text:span text:style-name="T1">Program.cs:</text:span></text:p>
      <text:p text:style-name="P12"><text:span text:style-name="T2"/></text:p>
      <text:p text:style-name="P11"><text:span text:style-name="T9">namespace</text:span><text:span text:style-name="T6"> FactoryMethod</text:span></text:p>
      <text:p text:style-name="P7">{</text:p>
      <text:p text:style-name="P11"><text:span text:style-name="T6"><text:s text:c="4"/></text:span><text:span text:style-name="T9">class</text:span><text:span text:style-name="T6"> </text:span><text:span text:style-name="T13">Program</text:span></text:p>
      <text:p text:style-name="P7"><text:s text:c="4"/>{</text:p>
      <text:p text:style-name="P11"><text:span text:style-name="T6"><text:s text:c="8"/></text:span><text:span text:style-name="T9">static</text:span><text:span text:style-name="T6"> </text:span><text:span text:style-name="T9">void</text:span><text:span text:style-name="T6"> Main(</text:span><text:span text:style-name="T9">string</text:span><text:span text:style-name="T6">[] args)</text:span></text:p>
      <text:p text:style-name="P7"><text:s text:c="8"/>{</text:p>
      <text:p text:style-name="P11"><text:span text:style-name="T6"><text:s text:c="12"/></text:span><text:span text:style-name="T12">//pretend two banks merged, with two savings accounts.</text:span></text:p>
      <text:p text:style-name="P7"/>
      <text:p text:style-name="P11"><text:span text:style-name="T6"><text:s text:c="12"/></text:span><text:span text:style-name="T12">//create a new SavingsAccount.</text:span></text:p>
      <text:p text:style-name="P11"><text:span text:style-name="T6"><text:s text:c="12"/></text:span><text:span text:style-name="T12">//the Factory figures out kind of account to create based on what gets passed to it.</text:span></text:p>
      <text:p text:style-name="P7"/>
      <text:p text:style-name="P11"><text:span text:style-name="T6"><text:s text:c="12"/></text:span><text:span text:style-name="T9">var</text:span><text:span text:style-name="T6"> factory = </text:span><text:span text:style-name="T9">new</text:span><text:span text:style-name="T6"> SavingsAcctFactory() </text:span><text:span text:style-name="T9">as</text:span><text:span text:style-name="T6"> ICreditUnionFactory;</text:span></text:p>
      <text:p text:style-name="P11"><text:span text:style-name="T6"><text:s text:c="12"/></text:span><text:span text:style-name="T9">var</text:span><text:span text:style-name="T6"> citiAcct = factory.GetSavingsAccount(</text:span><text:span text:style-name="T14">"CITI-321"</text:span><text:span text:style-name="T6">);</text:span></text:p>
      <text:p text:style-name="P11"><text:span text:style-name="T6"><text:s text:c="12"/></text:span><text:span text:style-name="T9">var</text:span><text:span text:style-name="T6"> nationalAcct = factory.GetSavingsAccount(</text:span><text:span text:style-name="T14">"NATIONAL-987"</text:span><text:span text:style-name="T6">);</text:span></text:p>
      <text:p text:style-name="P7"/>
      <text:p text:style-name="P11"><text:span text:style-name="T6"><text:s text:c="12"/>Console.WriteLine(</text:span><text:span text:style-name="T14">$"My citi balance is $</text:span><text:span text:style-name="T6">{citiAcct.Balance}</text:span><text:span text:style-name="T14">"</text:span><text:span text:style-name="T6"> +</text:span></text:p>
      <text:p text:style-name="P11"><text:span text:style-name="T6"><text:s text:c="16"/></text:span><text:span text:style-name="T14">$" and national balance is $</text:span><text:span text:style-name="T6">{nationalAcct.Balance}</text:span><text:span text:style-name="T14">"</text:span><text:span text:style-name="T6">);</text:span></text:p>
      <text:p text:style-name="P7"><text:s text:c="8"/>}</text:p>
      <text:p text:style-name="P7"><text:s text:c="4"/>}</text:p>
      <text:p text:style-name="P7"/>
      <text:p text:style-name="P11"><text:span text:style-name="T6"><text:s text:c="4"/></text:span><text:span text:style-name="T12">// Product</text:span></text:p>
      <text:p text:style-name="P11"><text:span text:style-name="T6"><text:s text:c="4"/></text:span><text:span text:style-name="T12">//abstract.</text:span></text:p>
      <text:p text:style-name="P11"><text:span text:style-name="T6"><text:s text:c="4"/></text:span><text:span text:style-name="T9">public</text:span><text:span text:style-name="T6"> </text:span><text:span text:style-name="T9">abstract</text:span><text:span text:style-name="T6"> </text:span><text:span text:style-name="T9">class</text:span><text:span text:style-name="T6"> </text:span><text:span text:style-name="T13">ISavingsAccount</text:span></text:p>
      <text:p text:style-name="P7"><text:soft-page-break/><text:s text:c="4"/>{</text:p>
      <text:p text:style-name="P11"><text:span text:style-name="T6"><text:s text:c="8"/></text:span><text:span text:style-name="T9">public</text:span><text:span text:style-name="T6"> </text:span><text:span text:style-name="T9">decimal</text:span><text:span text:style-name="T6"> Balance { </text:span><text:span text:style-name="T9">get</text:span><text:span text:style-name="T6">; </text:span><text:span text:style-name="T9">set</text:span><text:span text:style-name="T6">; }</text:span></text:p>
      <text:p text:style-name="P7"><text:s text:c="4"/>}</text:p>
      <text:p text:style-name="P7"/>
      <text:p text:style-name="P11"><text:span text:style-name="T6"><text:s text:c="4"/></text:span><text:span text:style-name="T12">// Concrete Product -- ie, a real type of account</text:span></text:p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CitiSavingsAcct</text:span><text:span text:style-name="T6"> : ISavingsAccount</text:span></text:p>
      <text:p text:style-name="P7"><text:s text:c="4"/>{</text:p>
      <text:p text:style-name="P11"><text:span text:style-name="T6"><text:s text:c="8"/></text:span><text:span text:style-name="T12">//constructor:</text:span></text:p>
      <text:p text:style-name="P11"><text:span text:style-name="T6"><text:s text:c="8"/></text:span><text:span text:style-name="T9">public</text:span><text:span text:style-name="T6"> CitiSavingsAcct()</text:span></text:p>
      <text:p text:style-name="P7"><text:s text:c="8"/>{</text:p>
      <text:p text:style-name="P7"><text:s text:c="12"/>Balance = 5000;</text:p>
      <text:p text:style-name="P7"><text:s text:c="8"/>}</text:p>
      <text:p text:style-name="P7"><text:s text:c="4"/>}</text:p>
      <text:p text:style-name="P7"/>
      <text:p text:style-name="P11"><text:span text:style-name="T6"><text:s text:c="4"/></text:span><text:span text:style-name="T12">// Concrete Product -- ie, another type of real account</text:span></text:p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NationalSavingsAcct</text:span><text:span text:style-name="T6"> : ISavingsAccount</text:span></text:p>
      <text:p text:style-name="P7"><text:s text:c="4"/>{</text:p>
      <text:p text:style-name="P11"><text:span text:style-name="T6"><text:s text:c="8"/></text:span><text:span text:style-name="T9">public</text:span><text:span text:style-name="T6"> NationalSavingsAcct()</text:span></text:p>
      <text:p text:style-name="P7"><text:s text:c="8"/>{</text:p>
      <text:p text:style-name="P7"><text:s text:c="12"/>Balance = 2000;</text:p>
      <text:p text:style-name="P7"><text:s text:c="8"/>}</text:p>
      <text:p text:style-name="P7"><text:s text:c="4"/>}</text:p>
      <text:p text:style-name="P7"/>
      <text:p text:style-name="P11"><text:span text:style-name="T6"><text:s text:c="4"/></text:span><text:span text:style-name="T12">// Creator -- the I version</text:span></text:p>
      <text:p text:style-name="P11"><text:span text:style-name="T6"><text:s text:c="4"/></text:span><text:span text:style-name="T9">interface</text:span><text:span text:style-name="T6"> </text:span><text:span text:style-name="T13">ICreditUnionFactory</text:span></text:p>
      <text:p text:style-name="P7"><text:s text:c="4"/>{</text:p>
      <text:p text:style-name="P11"><text:span text:style-name="T6"><text:s text:c="8"/>ISavingsAccount GetSavingsAccount(</text:span><text:span text:style-name="T9">string</text:span><text:span text:style-name="T6"> acctNo);</text:span></text:p>
      <text:p text:style-name="P7"><text:s text:c="4"/>}</text:p>
      <text:p text:style-name="P7"/>
      <text:p text:style-name="P11"><text:span text:style-name="T6"><text:s text:c="4"/></text:span><text:span text:style-name="T12">// Concrete Creators -- implements the I.</text:span></text:p>
      <text:p text:style-name="P11"><text:span text:style-name="T6"><text:s text:c="4"/></text:span><text:span text:style-name="T12">//THIS is the factory. Depending on what you put in (the acctNo),</text:span></text:p>
      <text:p text:style-name="P11"><text:span text:style-name="T6"><text:s text:c="4"/></text:span><text:span text:style-name="T12">//you will get something different out (Citi vs National).</text:span></text:p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SavingsAcctFactory</text:span><text:span text:style-name="T6"> : ICreditUnionFactory</text:span></text:p>
      <text:p text:style-name="P7"><text:s text:c="4"/>{</text:p>
      <text:p text:style-name="P11"><text:span text:style-name="T6"><text:s text:c="8"/></text:span><text:span text:style-name="T9">public</text:span><text:span text:style-name="T6"> ISavingsAccount GetSavingsAccount(</text:span><text:span text:style-name="T9">string</text:span><text:span text:style-name="T6"> acctNo)</text:span></text:p>
      <text:p text:style-name="P7"><text:s text:c="8"/>{</text:p>
      <text:p text:style-name="P11"><text:span text:style-name="T6"><text:s text:c="12"/></text:span><text:span text:style-name="T9">if</text:span><text:span text:style-name="T6"> (acctNo.Contains(</text:span><text:span text:style-name="T14">"CITI"</text:span><text:span text:style-name="T6">)) { </text:span><text:span text:style-name="T9">return</text:span><text:span text:style-name="T6"> </text:span><text:span text:style-name="T9">new</text:span><text:span text:style-name="T6"> CitiSavingsAcct(); }</text:span></text:p>
      <text:p text:style-name="P11"><text:span text:style-name="T6"><text:s text:c="12"/></text:span><text:span text:style-name="T9">else</text:span></text:p>
      <text:p text:style-name="P11"><text:span text:style-name="T6"><text:s text:c="12"/></text:span><text:span text:style-name="T9">if</text:span><text:span text:style-name="T6"> (acctNo.Contains(</text:span><text:span text:style-name="T14">"NATIONAL"</text:span><text:span text:style-name="T6">)) { </text:span><text:span text:style-name="T9">return</text:span><text:span text:style-name="T6"> </text:span><text:span text:style-name="T9">new</text:span><text:span text:style-name="T6"> NationalSavingsAcct(); }</text:span></text:p>
      <text:p text:style-name="P11"><text:span text:style-name="T6"><text:s text:c="12"/></text:span><text:span text:style-name="T9">else</text:span></text:p>
      <text:p text:style-name="P11"><text:span text:style-name="T6"><text:s text:c="16"/></text:span><text:span text:style-name="T9">throw</text:span><text:span text:style-name="T6"> </text:span><text:span text:style-name="T9">new</text:span><text:span text:style-name="T6"> ArgumentException(</text:span><text:span text:style-name="T14">"Invalid Account Number"</text:span><text:span text:style-name="T6">);</text:span></text:p>
      <text:p text:style-name="P7"><text:s text:c="8"/>}</text:p>
      <text:p text:style-name="P7"><text:s text:c="4"/>}</text:p>
      <text:p text:style-name="P7">}</text:p>
      <text:p text:style-name="P12"><text:span text:style-name="T2">--- ---</text:span></text:p>
      <text:p text:style-name="P5"/>
      <text:p text:style-name="P1"><text:span text:style-name="T4">ABSTRACT FACTORY PATTERN (creational)</text:span></text:p>
      <text:p text:style-name="P1"><text:span text:style-name="T1">Provides an interface for creating families of related or</text:span></text:p>
      <text:p text:style-name="P1"><text:span text:style-name="T1">dependent objects without specifying their concrete classes.</text:span></text:p>
      <text:p text:style-name="P5"/>
      <text:p text:style-name="P1"><text:span text:style-name="T1">This is like a factory that creates factories.</text:span></text:p>
      <text:p text:style-name="P1"><text:span text:style-name="T1">(Picturing Number Two, and the factory that makes</text:span></text:p>
      <text:p text:style-name="P1"><text:span text:style-name="T1">miniature models of factories.)</text:span></text:p>
      <text:p text:style-name="P5"/>
      <text:p text:style-name="P1"><text:span text:style-name="T1">Example: A Credit Union Factory that creates AFCU and</text:span></text:p>
      <text:p text:style-name="P1"><text:span text:style-name="T1">Noteworthy. AFCU and Noteworthy in turn have their own factories.</text:span></text:p>
      <text:p text:style-name="P1"><text:span text:style-name="T1"/></text:p>
      <text:p text:style-name="P1"><text:span text:style-name="T1">--- ---</text:span></text:p>
      <text:p text:style-name="P1"><text:soft-page-break/><text:span text:style-name="T1"/></text:p>
      <text:p text:style-name="P12"><text:span text:style-name="T1">Program.cs (the abstract factory):</text:span></text:p>
      <text:p text:style-name="P8"/>
      <text:p text:style-name="P11"><text:span text:style-name="T9">namespace</text:span><text:span text:style-name="T6"> AbstractFactory</text:span></text:p>
      <text:p text:style-name="P7"/>
      <text:p text:style-name="P14">//prof says the Abstract Factory pattern is basically the Factory Pattern,</text:p>
      <text:p text:style-name="P14">//but abstracted again. Think of it as a factory of factoryies.</text:p>
      <text:p text:style-name="P14">//That makes sense, but tbh I didn't really follow the explanation in the code.</text:p>
      <text:p text:style-name="P7"/>
      <text:p text:style-name="P7">{</text:p>
      <text:p text:style-name="P11"><text:span text:style-name="T6"><text:s text:c="4"/></text:span><text:span text:style-name="T9">class</text:span><text:span text:style-name="T6"> </text:span><text:span text:style-name="T13">Program</text:span></text:p>
      <text:p text:style-name="P7"><text:s text:c="4"/>{</text:p>
      <text:p text:style-name="P11"><text:span text:style-name="T6"><text:s text:c="8"/></text:span><text:span text:style-name="T9">static</text:span><text:span text:style-name="T6"> </text:span><text:span text:style-name="T9">void</text:span><text:span text:style-name="T6"> Main(</text:span><text:span text:style-name="T9">string</text:span><text:span text:style-name="T6">[] args)</text:span></text:p>
      <text:p text:style-name="P7"><text:s text:c="8"/>{</text:p>
      <text:p text:style-name="P11"><text:span text:style-name="T6"><text:s text:c="12"/></text:span><text:span text:style-name="T12">//create some account numbers</text:span></text:p>
      <text:p text:style-name="P11"><text:span text:style-name="T6"><text:s text:c="12"/></text:span><text:span text:style-name="T12">//pass it to the factory to determine which bank will be used</text:span></text:p>
      <text:p text:style-name="P11"><text:span text:style-name="T6"><text:s text:c="12"/></text:span><text:span text:style-name="T12">//and then it creates a loan and a savings for each bank.</text:span></text:p>
      <text:p text:style-name="P11"><text:span text:style-name="T6"><text:s text:c="12"/></text:span><text:span text:style-name="T12">//returns the error message for Chase.</text:span></text:p>
      <text:p text:style-name="P11"><text:span text:style-name="T6"><text:s text:c="12"/>List&lt;</text:span><text:span text:style-name="T9">string</text:span><text:span text:style-name="T6">&gt; accntNumbers = </text:span><text:span text:style-name="T9">new</text:span><text:span text:style-name="T6"> List&lt;</text:span><text:span text:style-name="T9">string</text:span><text:span text:style-name="T6">&gt; {</text:span></text:p>
      <text:p text:style-name="P11"><text:span text:style-name="T6"><text:s text:c="40"/></text:span><text:span text:style-name="T14">"CITI-456"</text:span><text:span text:style-name="T6">,</text:span></text:p>
      <text:p text:style-name="P11"><text:span text:style-name="T6"><text:s text:c="40"/></text:span><text:span text:style-name="T14">"NATIONAL-987"</text:span><text:span text:style-name="T6">,</text:span></text:p>
      <text:p text:style-name="P11"><text:span text:style-name="T6"><text:s text:c="40"/></text:span><text:span text:style-name="T14">"CHASE-222"</text:span><text:span text:style-name="T6"> };</text:span></text:p>
      <text:p text:style-name="P11"><text:span text:style-name="T6"><text:s text:c="12"/></text:span><text:span text:style-name="T9">for</text:span><text:span text:style-name="T6"> (</text:span><text:span text:style-name="T9">int</text:span><text:span text:style-name="T6"> i = 0; i &lt; accntNumbers.Count; i++)</text:span></text:p>
      <text:p text:style-name="P7"><text:s text:c="12"/>{</text:p>
      <text:p text:style-name="P7"><text:s text:c="16"/>ICreditUnionFactory anAbstractFactory =</text:p>
      <text:p text:style-name="P7"><text:s text:c="20"/>CreditUnionFactoryProvider.</text:p>
      <text:p text:style-name="P7"><text:s text:c="20"/>GetCreditUnionFactory(accntNumbers[i]);</text:p>
      <text:p text:style-name="P11"><text:span text:style-name="T6"><text:s text:c="16"/></text:span><text:span text:style-name="T9">if</text:span><text:span text:style-name="T6"> (anAbstractFactory == </text:span><text:span text:style-name="T9">null</text:span><text:span text:style-name="T6">)</text:span></text:p>
      <text:p text:style-name="P7"><text:s text:c="16"/>{</text:p>
      <text:p text:style-name="P11"><text:span text:style-name="T6"><text:s text:c="20"/>Console.WriteLine(</text:span><text:span text:style-name="T14">"Sorry. This credit union w/ account number"</text:span><text:span text:style-name="T6"> +</text:span></text:p>
      <text:p text:style-name="P11"><text:span text:style-name="T6"><text:s text:c="38"/></text:span><text:span text:style-name="T14">" ' {0} ' is invalid."</text:span><text:span text:style-name="T6">, (accntNumbers[i]));</text:span></text:p>
      <text:p text:style-name="P7"><text:s text:c="16"/>}</text:p>
      <text:p text:style-name="P11"><text:span text:style-name="T6"><text:s text:c="16"/></text:span><text:span text:style-name="T9">else</text:span></text:p>
      <text:p text:style-name="P7"><text:s text:c="16"/>{</text:p>
      <text:p text:style-name="P7"><text:s text:c="20"/>ILoanAccount loan = anAbstractFactory.CreateLoanAccount();</text:p>
      <text:p text:style-name="P7"><text:s text:c="20"/>ISavingsAccount savings = anAbstractFactory.CreateSavingsAccount();</text:p>
      <text:p text:style-name="P7"><text:s text:c="16"/>}</text:p>
      <text:p text:style-name="P7"><text:s text:c="12"/>}</text:p>
      <text:p text:style-name="P7"><text:s text:c="12"/>Console.ReadLine();</text:p>
      <text:p text:style-name="P7"/>
      <text:p text:style-name="P7"><text:s text:c="8"/>}</text:p>
      <text:p text:style-name="P7"><text:s text:c="4"/>}</text:p>
      <text:p text:style-name="P7">}</text:p>
      <text:p text:style-name="P12"><text:span text:style-name="T2"/></text:p>
      <text:p text:style-name="P1"><text:span text:style-name="T1"/></text:p>
      <text:p text:style-name="P1"><text:span text:style-name="T1">--- ---</text:span></text:p>
      <text:p text:style-name="P1"><text:span text:style-name="T1"/></text:p>
      <text:p text:style-name="P12"><text:span text:style-name="T1">Common.cs (Interfaces):</text:span></text:p>
      <text:p text:style-name="P8"/>
      <text:p text:style-name="P11"><text:span text:style-name="T9">namespace</text:span><text:span text:style-name="T6"> Interfaces</text:span></text:p>
      <text:p text:style-name="P7">{</text:p>
      <text:p text:style-name="P11"><text:span text:style-name="T6"><text:s text:c="4"/></text:span><text:span text:style-name="T12">// Abstract Factory</text:span></text:p>
      <text:p text:style-name="P11"><text:span text:style-name="T6"><text:s text:c="4"/></text:span><text:span text:style-name="T12">//does two things (each of which is an I itself, down below)</text:span></text:p>
      <text:p text:style-name="P11"><text:span text:style-name="T6"><text:s text:c="4"/></text:span><text:span text:style-name="T9">public</text:span><text:span text:style-name="T6"> </text:span><text:span text:style-name="T9">abstract</text:span><text:span text:style-name="T6"> </text:span><text:span text:style-name="T9">class</text:span><text:span text:style-name="T6"> </text:span><text:span text:style-name="T13">ICreditUnionFactory</text:span></text:p>
      <text:p text:style-name="P7"><text:s text:c="4"/>{</text:p>
      <text:p text:style-name="P11"><text:span text:style-name="T6"><text:s text:c="8"/></text:span><text:span text:style-name="T9">public</text:span><text:span text:style-name="T6"> </text:span><text:span text:style-name="T9">abstract</text:span><text:span text:style-name="T6"> ISavingsAccount CreateSavingsAccount();</text:span></text:p>
      <text:p text:style-name="P11"><text:span text:style-name="T6"><text:s text:c="8"/></text:span><text:span text:style-name="T9">public</text:span><text:span text:style-name="T6"> </text:span><text:span text:style-name="T9">abstract</text:span><text:span text:style-name="T6"> ILoanAccount CreateLoanAccount();</text:span></text:p>
      <text:p text:style-name="P7"><text:s text:c="4"/>}</text:p>
      <text:p text:style-name="P7"><text:soft-page-break/></text:p>
      <text:p text:style-name="P11"><text:span text:style-name="T6"><text:s text:c="4"/></text:span><text:span text:style-name="T12">// Abstract Product A</text:span></text:p>
      <text:p text:style-name="P11"><text:span text:style-name="T6"><text:s text:c="4"/></text:span><text:span text:style-name="T9">public</text:span><text:span text:style-name="T6"> </text:span><text:span text:style-name="T9">interface</text:span><text:span text:style-name="T6"> </text:span><text:span text:style-name="T13">ILoanAccount</text:span><text:span text:style-name="T6"> { }</text:span></text:p>
      <text:p text:style-name="P7"/>
      <text:p text:style-name="P11"><text:span text:style-name="T6"><text:s text:c="4"/></text:span><text:span text:style-name="T12">// Abstract Product B</text:span></text:p>
      <text:p text:style-name="P11"><text:span text:style-name="T6"><text:s text:c="4"/></text:span><text:span text:style-name="T9">public</text:span><text:span text:style-name="T6"> </text:span><text:span text:style-name="T9">interface</text:span><text:span text:style-name="T6"> </text:span><text:span text:style-name="T13">ISavingsAccount</text:span><text:span text:style-name="T6"> { }</text:span></text:p>
      <text:p text:style-name="P7">}</text:p>
      <text:p text:style-name="P12"><text:span text:style-name="T2">--- ---</text:span></text:p>
      <text:p text:style-name="P12"><text:span text:style-name="T2"/></text:p>
      <text:p text:style-name="P12"><text:span text:style-name="T1">CreditUnionFactoryProvider.cs:</text:span></text:p>
      <text:p text:style-name="P8"/>
      <text:p text:style-name="P11"><text:span text:style-name="T9">namespace</text:span><text:span text:style-name="T6"> AbstractFactory</text:span></text:p>
      <text:p text:style-name="P7"/>
      <text:p text:style-name="P14">//prof says the Abstract Factory pattern is basically the Factory Patter,</text:p>
      <text:p text:style-name="P14">//but abstracted again. Think of it as a factory of factoryies.</text:p>
      <text:p text:style-name="P14">//That makes sense, but tbh I didn't really follow the explanation in the code.</text:p>
      <text:p text:style-name="P7"/>
      <text:p text:style-name="P7">{</text:p>
      <text:p text:style-name="P11"><text:span text:style-name="T6"><text:s text:c="4"/></text:span><text:span text:style-name="T9">class</text:span><text:span text:style-name="T6"> </text:span><text:span text:style-name="T13">Program</text:span></text:p>
      <text:p text:style-name="P7"><text:s text:c="4"/>{</text:p>
      <text:p text:style-name="P11"><text:span text:style-name="T6"><text:s text:c="8"/></text:span><text:span text:style-name="T9">static</text:span><text:span text:style-name="T6"> </text:span><text:span text:style-name="T9">void</text:span><text:span text:style-name="T6"> Main(</text:span><text:span text:style-name="T9">string</text:span><text:span text:style-name="T6">[] args)</text:span></text:p>
      <text:p text:style-name="P7"><text:s text:c="8"/>{</text:p>
      <text:p text:style-name="P11"><text:span text:style-name="T6"><text:s text:c="12"/></text:span><text:span text:style-name="T12">//create some account numbers</text:span></text:p>
      <text:p text:style-name="P11"><text:span text:style-name="T6"><text:s text:c="12"/></text:span><text:span text:style-name="T12">//pass it to the factory to determine which bank will be used</text:span></text:p>
      <text:p text:style-name="P11"><text:span text:style-name="T6"><text:s text:c="12"/></text:span><text:span text:style-name="T12">//and then it creates a loan and a savings for each bank.</text:span></text:p>
      <text:p text:style-name="P11"><text:span text:style-name="T6"><text:s text:c="12"/></text:span><text:span text:style-name="T12">//returns the error message for Chase.</text:span></text:p>
      <text:p text:style-name="P11"><text:span text:style-name="T6"><text:s text:c="12"/>List&lt;</text:span><text:span text:style-name="T9">string</text:span><text:span text:style-name="T6">&gt; accntNumbers = </text:span><text:span text:style-name="T9">new</text:span><text:span text:style-name="T6"> List&lt;</text:span><text:span text:style-name="T9">string</text:span><text:span text:style-name="T6">&gt; {</text:span></text:p>
      <text:p text:style-name="P11"><text:span text:style-name="T6"><text:s text:c="40"/></text:span><text:span text:style-name="T14">"CITI-456"</text:span><text:span text:style-name="T6">,</text:span></text:p>
      <text:p text:style-name="P11"><text:span text:style-name="T6"><text:s text:c="40"/></text:span><text:span text:style-name="T14">"NATIONAL-987"</text:span><text:span text:style-name="T6">,</text:span></text:p>
      <text:p text:style-name="P11"><text:span text:style-name="T6"><text:s text:c="40"/></text:span><text:span text:style-name="T14">"CHASE-222"</text:span><text:span text:style-name="T6"> };</text:span></text:p>
      <text:p text:style-name="P11"><text:span text:style-name="T6"><text:s text:c="12"/></text:span><text:span text:style-name="T9">for</text:span><text:span text:style-name="T6"> (</text:span><text:span text:style-name="T9">int</text:span><text:span text:style-name="T6"> i = 0; i &lt; accntNumbers.Count; i++)</text:span></text:p>
      <text:p text:style-name="P7"><text:s text:c="12"/>{</text:p>
      <text:p text:style-name="P7"><text:s text:c="16"/>ICreditUnionFactory anAbstractFactory =</text:p>
      <text:p text:style-name="P7"><text:s text:c="20"/>CreditUnionFactoryProvider.</text:p>
      <text:p text:style-name="P7"><text:s text:c="20"/>GetCreditUnionFactory(accntNumbers[i]);</text:p>
      <text:p text:style-name="P11"><text:span text:style-name="T6"><text:s text:c="16"/></text:span><text:span text:style-name="T9">if</text:span><text:span text:style-name="T6"> (anAbstractFactory == </text:span><text:span text:style-name="T9">null</text:span><text:span text:style-name="T6">)</text:span></text:p>
      <text:p text:style-name="P7"><text:s text:c="16"/>{</text:p>
      <text:p text:style-name="P11"><text:span text:style-name="T6"><text:s text:c="20"/>Console.WriteLine(</text:span><text:span text:style-name="T14">"Sorry. This credit union w/ account number"</text:span><text:span text:style-name="T6"> +</text:span></text:p>
      <text:p text:style-name="P11"><text:span text:style-name="T6"><text:s text:c="38"/></text:span><text:span text:style-name="T14">" ' {0} ' is invalid."</text:span><text:span text:style-name="T6">, (accntNumbers[i]));</text:span></text:p>
      <text:p text:style-name="P7"><text:s text:c="16"/>}</text:p>
      <text:p text:style-name="P11"><text:span text:style-name="T6"><text:s text:c="16"/></text:span><text:span text:style-name="T9">else</text:span></text:p>
      <text:p text:style-name="P7"><text:s text:c="16"/>{</text:p>
      <text:p text:style-name="P7"><text:s text:c="20"/>ILoanAccount loan = anAbstractFactory.CreateLoanAccount();</text:p>
      <text:p text:style-name="P7"><text:s text:c="20"/>ISavingsAccount savings = anAbstractFactory.CreateSavingsAccount();</text:p>
      <text:p text:style-name="P7"><text:s text:c="16"/>}</text:p>
      <text:p text:style-name="P7"><text:s text:c="12"/>}</text:p>
      <text:p text:style-name="P7"><text:s text:c="12"/>Console.ReadLine();</text:p>
      <text:p text:style-name="P7"/>
      <text:p text:style-name="P7"><text:s text:c="8"/>}</text:p>
      <text:p text:style-name="P7"><text:s text:c="4"/>}</text:p>
      <text:p text:style-name="P7">}</text:p>
      <text:p text:style-name="P12"><text:span text:style-name="T2">--- ---</text:span></text:p>
      <text:p text:style-name="P12"><text:span text:style-name="T2"/></text:p>
      <text:p text:style-name="P12"><text:span text:style-name="T1">NationalCreditUnionFactory.cs:</text:span></text:p>
      <text:p text:style-name="P8"/>
      <text:p text:style-name="P11"><text:span text:style-name="T9">namespace</text:span><text:span text:style-name="T6"> NationalCreditUnion</text:span></text:p>
      <text:p text:style-name="P7">{</text:p>
      <text:p text:style-name="P11"><text:span text:style-name="T6"><text:s text:c="4"/></text:span><text:span text:style-name="T12">//two concrete products here:</text:span></text:p>
      <text:p text:style-name="P11"><text:soft-page-break/><text:span text:style-name="T6"><text:s text:c="4"/></text:span><text:span text:style-name="T12">//National savings acct and National loan acct</text:span></text:p>
      <text:p text:style-name="P7"/>
      <text:p text:style-name="P11"><text:span text:style-name="T6"><text:s text:c="4"/></text:span><text:span text:style-name="T12">// ProductA2 (constructor)</text:span></text:p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NationalSavingsAccount</text:span><text:span text:style-name="T6"> : ISavingsAccount</text:span></text:p>
      <text:p text:style-name="P7"><text:s text:c="4"/>{</text:p>
      <text:p text:style-name="P11"><text:span text:style-name="T6"><text:s text:c="8"/></text:span><text:span text:style-name="T9">public</text:span><text:span text:style-name="T6"> NationalSavingsAccount()</text:span></text:p>
      <text:p text:style-name="P7"><text:s text:c="8"/>{</text:p>
      <text:p text:style-name="P11"><text:span text:style-name="T6"><text:s text:c="12"/>Console.WriteLine(</text:span><text:span text:style-name="T14">"Returned National Savings Account"</text:span><text:span text:style-name="T6">);</text:span></text:p>
      <text:p text:style-name="P7"><text:s text:c="8"/>}</text:p>
      <text:p text:style-name="P7"><text:s text:c="4"/>}</text:p>
      <text:p text:style-name="P7"/>
      <text:p text:style-name="P11"><text:span text:style-name="T6"><text:s text:c="4"/></text:span><text:span text:style-name="T12">// ProductB2 (constructor)</text:span></text:p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NationalLoanAccount</text:span><text:span text:style-name="T6"> : ILoanAccount</text:span></text:p>
      <text:p text:style-name="P7"><text:s text:c="4"/>{</text:p>
      <text:p text:style-name="P11"><text:span text:style-name="T6"><text:s text:c="8"/></text:span><text:span text:style-name="T9">public</text:span><text:span text:style-name="T6"> NationalLoanAccount()</text:span></text:p>
      <text:p text:style-name="P7"><text:s text:c="8"/>{</text:p>
      <text:p text:style-name="P11"><text:span text:style-name="T6"><text:s text:c="12"/>Console.WriteLine(</text:span><text:span text:style-name="T14">"Returned National Loan Account"</text:span><text:span text:style-name="T6">);</text:span></text:p>
      <text:p text:style-name="P7"><text:s text:c="8"/>}</text:p>
      <text:p text:style-name="P7"><text:s text:c="4"/>}</text:p>
      <text:p text:style-name="P7"/>
      <text:p text:style-name="P11"><text:span text:style-name="T6"><text:s text:c="4"/></text:span><text:span text:style-name="T12">//the factory to create these concrete products:</text:span></text:p>
      <text:p text:style-name="P11"><text:span text:style-name="T6"><text:s text:c="4"/></text:span><text:span text:style-name="T12">//either National Savings or National Loan.</text:span></text:p>
      <text:p text:style-name="P7"/>
      <text:p text:style-name="P11"><text:span text:style-name="T6"><text:s text:c="4"/></text:span><text:span text:style-name="T12">// Concrete Factory 2</text:span></text:p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NationalCreditUnionFactory</text:span><text:span text:style-name="T6"> : ICreditUnionFactory</text:span></text:p>
      <text:p text:style-name="P7"><text:s text:c="4"/>{</text:p>
      <text:p text:style-name="P11"><text:span text:style-name="T6"><text:s text:c="8"/></text:span><text:span text:style-name="T9">public</text:span><text:span text:style-name="T6"> </text:span><text:span text:style-name="T9">override</text:span><text:span text:style-name="T6"> ILoanAccount CreateLoanAccount()</text:span></text:p>
      <text:p text:style-name="P7"><text:s text:c="8"/>{</text:p>
      <text:p text:style-name="P11"><text:span text:style-name="T6"><text:s text:c="12"/>NationalLoanAccount obj = </text:span><text:span text:style-name="T9">new</text:span><text:span text:style-name="T6"> NationalLoanAccount();</text:span></text:p>
      <text:p text:style-name="P11"><text:span text:style-name="T6"><text:s text:c="12"/></text:span><text:span text:style-name="T9">return</text:span><text:span text:style-name="T6"> obj;</text:span></text:p>
      <text:p text:style-name="P7"><text:s text:c="8"/>}</text:p>
      <text:p text:style-name="P7"/>
      <text:p text:style-name="P11"><text:span text:style-name="T6"><text:s text:c="8"/></text:span><text:span text:style-name="T9">public</text:span><text:span text:style-name="T6"> </text:span><text:span text:style-name="T9">override</text:span><text:span text:style-name="T6"> ISavingsAccount CreateSavingsAccount()</text:span></text:p>
      <text:p text:style-name="P7"><text:s text:c="8"/>{</text:p>
      <text:p text:style-name="P11"><text:span text:style-name="T6"><text:s text:c="12"/>NationalSavingsAccount obj = </text:span><text:span text:style-name="T9">new</text:span><text:span text:style-name="T6"> NationalSavingsAccount();</text:span></text:p>
      <text:p text:style-name="P11"><text:span text:style-name="T6"><text:s text:c="12"/></text:span><text:span text:style-name="T9">return</text:span><text:span text:style-name="T6"> obj;</text:span></text:p>
      <text:p text:style-name="P7"><text:s text:c="8"/>}</text:p>
      <text:p text:style-name="P7"><text:s text:c="4"/>}</text:p>
      <text:p text:style-name="P7">}</text:p>
      <text:p text:style-name="P12"/>
      <text:p text:style-name="P5">--- ---</text:p>
      <text:p text:style-name="P5"/>
      <text:p text:style-name="P6">CitiCreditUnionFactory.cs:</text:p>
      <text:p text:style-name="P8"/>
      <text:p text:style-name="P11"><text:span text:style-name="T9">namespace</text:span><text:span text:style-name="T6"> CitiCreditUnion</text:span></text:p>
      <text:p text:style-name="P7">{</text:p>
      <text:p text:style-name="P11"><text:span text:style-name="T6"><text:s text:c="4"/></text:span><text:span text:style-name="T12">//two concrete products here:</text:span></text:p>
      <text:p text:style-name="P11"><text:span text:style-name="T6"><text:s text:c="4"/></text:span><text:span text:style-name="T12">//a Citi savings account and a Citi loan account</text:span></text:p>
      <text:p text:style-name="P11"><text:span text:style-name="T6"><text:s text:c="4"/></text:span><text:span text:style-name="T12">//they both implement the corresponding I</text:span></text:p>
      <text:p text:style-name="P7"/>
      <text:p text:style-name="P11"><text:span text:style-name="T6"><text:s text:c="4"/></text:span><text:span text:style-name="T12">// Concrete ProductA1</text:span></text:p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CitiSavingsAccount</text:span><text:span text:style-name="T6"> : ISavingsAccount</text:span></text:p>
      <text:p text:style-name="P7"><text:s text:c="4"/>{</text:p>
      <text:p text:style-name="P11"><text:span text:style-name="T6"><text:s text:c="8"/></text:span><text:span text:style-name="T9">public</text:span><text:span text:style-name="T6"> CitiSavingsAccount()</text:span></text:p>
      <text:p text:style-name="P7"><text:s text:c="8"/>{</text:p>
      <text:p text:style-name="P11"><text:span text:style-name="T6"><text:s text:c="12"/>Console.WriteLine(</text:span><text:span text:style-name="T14">"Returned Citi Savings Account"</text:span><text:span text:style-name="T6">);</text:span></text:p>
      <text:p text:style-name="P7"><text:s text:c="8"/>}</text:p>
      <text:p text:style-name="P7"><text:soft-page-break/><text:s text:c="4"/>}</text:p>
      <text:p text:style-name="P7"/>
      <text:p text:style-name="P7"/>
      <text:p text:style-name="P11"><text:span text:style-name="T6"><text:s text:c="4"/></text:span><text:span text:style-name="T12">// Concrete ProductB1</text:span></text:p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CitiLoanAccount</text:span><text:span text:style-name="T6"> : ILoanAccount</text:span></text:p>
      <text:p text:style-name="P7"><text:s text:c="4"/>{</text:p>
      <text:p text:style-name="P11"><text:span text:style-name="T6"><text:s text:c="8"/></text:span><text:span text:style-name="T9">public</text:span><text:span text:style-name="T6"> CitiLoanAccount()</text:span></text:p>
      <text:p text:style-name="P7"><text:s text:c="8"/>{</text:p>
      <text:p text:style-name="P11"><text:span text:style-name="T6"><text:s text:c="12"/>Console.WriteLine(</text:span><text:span text:style-name="T14">"Returned Citi Loan Account"</text:span><text:span text:style-name="T6">);</text:span></text:p>
      <text:p text:style-name="P7"><text:s text:c="8"/>}</text:p>
      <text:p text:style-name="P7"><text:s text:c="4"/>}</text:p>
      <text:p text:style-name="P7"/>
      <text:p text:style-name="P11"><text:span text:style-name="T6"><text:s text:c="4"/></text:span><text:span text:style-name="T12">//and here is the factory for this concrete account:</text:span></text:p>
      <text:p text:style-name="P11"><text:span text:style-name="T6"><text:s text:c="4"/></text:span><text:span text:style-name="T12">//this factory determines/creates the actual objects of</text:span></text:p>
      <text:p text:style-name="P11"><text:span text:style-name="T6"><text:s text:c="4"/></text:span><text:span text:style-name="T12">//savings accounts or loan accounts at Citi.</text:span></text:p>
      <text:p text:style-name="P7"/>
      <text:p text:style-name="P11"><text:span text:style-name="T6"><text:s text:c="4"/></text:span><text:span text:style-name="T12">// Concrete Factory 1</text:span></text:p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CitiCreditUnionFactory</text:span><text:span text:style-name="T6"> : ICreditUnionFactory</text:span></text:p>
      <text:p text:style-name="P7"><text:s text:c="4"/>{</text:p>
      <text:p text:style-name="P11"><text:span text:style-name="T6"><text:s text:c="8"/></text:span><text:span text:style-name="T9">public</text:span><text:span text:style-name="T6"> </text:span><text:span text:style-name="T9">override</text:span><text:span text:style-name="T6"> ILoanAccount CreateLoanAccount()</text:span></text:p>
      <text:p text:style-name="P7"><text:s text:c="8"/>{</text:p>
      <text:p text:style-name="P11"><text:span text:style-name="T6"><text:s text:c="12"/>CitiLoanAccount obj = </text:span><text:span text:style-name="T9">new</text:span><text:span text:style-name="T6"> CitiLoanAccount();</text:span></text:p>
      <text:p text:style-name="P11"><text:span text:style-name="T6"><text:s text:c="12"/></text:span><text:span text:style-name="T9">return</text:span><text:span text:style-name="T6"> obj;</text:span></text:p>
      <text:p text:style-name="P7"><text:s text:c="8"/>}</text:p>
      <text:p text:style-name="P7"/>
      <text:p text:style-name="P11"><text:span text:style-name="T6"><text:s text:c="8"/></text:span><text:span text:style-name="T9">public</text:span><text:span text:style-name="T6"> </text:span><text:span text:style-name="T9">override</text:span><text:span text:style-name="T6"> ISavingsAccount CreateSavingsAccount()</text:span></text:p>
      <text:p text:style-name="P7"><text:s text:c="8"/>{</text:p>
      <text:p text:style-name="P11"><text:span text:style-name="T6"><text:s text:c="12"/>CitiSavingsAccount obj = </text:span><text:span text:style-name="T9">new</text:span><text:span text:style-name="T6"> CitiSavingsAccount();</text:span></text:p>
      <text:p text:style-name="P11"><text:span text:style-name="T6"><text:s text:c="12"/></text:span><text:span text:style-name="T9">return</text:span><text:span text:style-name="T6"> obj;</text:span></text:p>
      <text:p text:style-name="P7"><text:s text:c="8"/>}</text:p>
      <text:p text:style-name="P7"><text:s text:c="4"/>}</text:p>
      <text:p text:style-name="P7"/>
      <text:p text:style-name="P7">}</text:p>
      <text:p text:style-name="P5"/>
      <text:p text:style-name="P6">--- ---</text:p>
      <text:p text:style-name="P6"/>
      <text:p text:style-name="P12"><text:span text:style-name="T1">SINGLETON PATTERN (creational)</text:span></text:p>
      <text:p text:style-name="P1"><text:span text:style-name="T1">Ensures a class has only one instance and provides a</text:span></text:p>
      <text:p text:style-name="P1"><text:span text:style-name="T1">global point of access to it.</text:span></text:p>
      <text:p text:style-name="P5"/>
      <text:p text:style-name="P1"><text:span text:style-name="T1">When you want to eliminate the option of instantiating</text:span></text:p>
      <text:p text:style-name="P1"><text:span text:style-name="T1">more than one instance of an object. Example: You create</text:span></text:p>
      <text:p text:style-name="P1"><text:span text:style-name="T1">an insurance policy and want to work on it through multiple</text:span></text:p>
      <text:p text:style-name="P1"><text:span text:style-name="T1">steps, and don't want to create more than one policy.</text:span></text:p>
      <text:p text:style-name="P5"/>
      <text:p text:style-name="P1"><text:span text:style-name="T1">Sometimes, singletons are programmed to know when/how</text:span></text:p>
      <text:p text:style-name="P1"><text:span text:style-name="T1">to create their own single instance.</text:span></text:p>
      <text:p text:style-name="P1"><text:span text:style-name="T1"/></text:p>
      <text:p text:style-name="P12"><text:span text:style-name="T1">Program.cs:</text:span></text:p>
      <text:p text:style-name="P8"/>
      <text:p text:style-name="P11"><text:span text:style-name="T9">namespace</text:span><text:span text:style-name="T6"> Singleton</text:span></text:p>
      <text:p text:style-name="P7"/>
      <text:p text:style-name="P11"><text:span text:style-name="T6"><text:s text:c="4"/></text:span><text:span text:style-name="T12">//Singletons want to ensure there is only one instance of a class.</text:span></text:p>
      <text:p text:style-name="P7">{</text:p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Program</text:span></text:p>
      <text:p text:style-name="P7"><text:s text:c="4"/>{</text:p>
      <text:p text:style-name="P11"><text:span text:style-name="T6"><text:s text:c="8"/></text:span><text:span text:style-name="T9">static</text:span><text:span text:style-name="T6"> </text:span><text:span text:style-name="T9">void</text:span><text:span text:style-name="T6"> Main(</text:span><text:span text:style-name="T9">string</text:span><text:span text:style-name="T6">[] args)</text:span></text:p>
      <text:p text:style-name="P7"><text:s text:c="8"/>{</text:p>
      <text:p text:style-name="P11"><text:soft-page-break/><text:span text:style-name="T6"><text:s text:c="12"/></text:span><text:span text:style-name="T12">//before it's a singleton:</text:span></text:p>
      <text:p text:style-name="P11"><text:span text:style-name="T6"><text:s text:c="12"/></text:span><text:span text:style-name="T12">//create a new instance of the Policy class</text:span></text:p>
      <text:p text:style-name="P11"><text:span text:style-name="T6"><text:s text:c="12"/></text:span><text:span text:style-name="T12">//then assign a name by calling the method in Policy.</text:span></text:p>
      <text:p text:style-name="P7"/>
      <text:p text:style-name="P11"><text:span text:style-name="T6"><text:s text:c="12"/></text:span><text:span text:style-name="T12">//next step to make it a singleton:</text:span></text:p>
      <text:p text:style-name="P11"><text:span text:style-name="T6"><text:s text:c="12"/></text:span><text:span text:style-name="T12">//1. comment out the creation of the new Policy.</text:span></text:p>
      <text:p text:style-name="P11"><text:span text:style-name="T6"><text:s text:c="12"/></text:span><text:span text:style-name="T12">//var policy = new Policy();</text:span></text:p>
      <text:p text:style-name="P7"/>
      <text:p text:style-name="P11"><text:span text:style-name="T6"><text:s text:c="12"/></text:span><text:span text:style-name="T12">//2. revise the call to the Policy class,</text:span></text:p>
      <text:p text:style-name="P11"><text:span text:style-name="T6"><text:s text:c="12"/></text:span><text:span text:style-name="T12">//not relying on the "new Policy" created here.</text:span></text:p>
      <text:p text:style-name="P11"><text:span text:style-name="T6"><text:s text:c="12"/></text:span><text:span text:style-name="T12">//var insuredName = policy.GetInsuredName();</text:span></text:p>
      <text:p text:style-name="P11"><text:span text:style-name="T6"><text:s text:c="12"/></text:span><text:span text:style-name="T9">var</text:span><text:span text:style-name="T6"> insuredName = Policy.Instance.GetInsuredName();</text:span></text:p>
      <text:p text:style-name="P11"><text:span text:style-name="T6"><text:s text:c="12"/></text:span><text:span text:style-name="T12">//"Instance" is the important word here.</text:span></text:p>
      <text:p text:style-name="P11"><text:span text:style-name="T6"><text:s text:c="12"/></text:span><text:span text:style-name="T12">//go to Policy class to add it.</text:span></text:p>
      <text:p text:style-name="P11"><text:span text:style-name="T6"><text:s text:c="12"/></text:span><text:span text:style-name="T12">//note Instance is not a keyword; you create that variable.</text:span></text:p>
      <text:p text:style-name="P7"/>
      <text:p text:style-name="P7"><text:s text:c="12"/>Console.WriteLine(insuredName);</text:p>
      <text:p text:style-name="P7"><text:s text:c="8"/>}</text:p>
      <text:p text:style-name="P7"><text:s text:c="4"/>}</text:p>
      <text:p text:style-name="P7">}</text:p>
      <text:p text:style-name="P7"/>
      <text:p text:style-name="P7">--- ---</text:p>
      <text:p text:style-name="P7"/>
      <text:p text:style-name="P10">Policy.cs:</text:p>
      <text:p text:style-name="P7"/>
      <text:p text:style-name="P11"><text:span text:style-name="T9">namespace</text:span><text:span text:style-name="T6"> Singleton</text:span></text:p>
      <text:p text:style-name="P7">{</text:p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Policy</text:span></text:p>
      <text:p text:style-name="P7"><text:s text:c="4"/>{</text:p>
      <text:p text:style-name="P11"><text:span text:style-name="T6"><text:s text:c="8"/></text:span><text:span text:style-name="T12">//final step:</text:span></text:p>
      <text:p text:style-name="P11"><text:span text:style-name="T6"><text:s text:c="8"/></text:span><text:span text:style-name="T12">//to make the code thread-safe:</text:span></text:p>
      <text:p text:style-name="P11"><text:span text:style-name="T6"><text:s text:c="8"/></text:span><text:span text:style-name="T9">private</text:span><text:span text:style-name="T6"> </text:span><text:span text:style-name="T9">static</text:span><text:span text:style-name="T6"> </text:span><text:span text:style-name="T9">readonly</text:span><text:span text:style-name="T6"> </text:span><text:span text:style-name="T9">object</text:span><text:span text:style-name="T6"> _lock = </text:span><text:span text:style-name="T9">new</text:span><text:span text:style-name="T6"> </text:span><text:span text:style-name="T9">object</text:span><text:span text:style-name="T6">();</text:span></text:p>
      <text:p text:style-name="P7"/>
      <text:p text:style-name="P11"><text:span text:style-name="T6"><text:s text:c="8"/></text:span><text:span text:style-name="T12">//to make a singleton,</text:span></text:p>
      <text:p text:style-name="P11"><text:span text:style-name="T6"><text:s text:c="8"/></text:span><text:span text:style-name="T12">//instead of instantiating a new Policy in the Program.cs,</text:span></text:p>
      <text:p text:style-name="P11"><text:span text:style-name="T6"><text:s text:c="8"/></text:span><text:span text:style-name="T12">//use a constructor below.</text:span></text:p>
      <text:p text:style-name="P7"/>
      <text:p text:style-name="P11"><text:span text:style-name="T6"><text:s text:c="8"/></text:span><text:span text:style-name="T12">//this variable is what will ensure it's really single:</text:span></text:p>
      <text:p text:style-name="P11"><text:span text:style-name="T6"><text:s text:c="8"/></text:span><text:span text:style-name="T9">private</text:span><text:span text:style-name="T6"> </text:span><text:span text:style-name="T9">static</text:span><text:span text:style-name="T6"> Policy _instance;</text:span></text:p>
      <text:p text:style-name="P11"><text:span text:style-name="T6"><text:s text:c="8"/></text:span><text:span text:style-name="T12">//then use it in the getter.</text:span></text:p>
      <text:p text:style-name="P7"/>
      <text:p text:style-name="P11"><text:span text:style-name="T6"><text:s text:c="8"/></text:span><text:span text:style-name="T12">//and create the definition of Instance:</text:span></text:p>
      <text:p text:style-name="P11"><text:span text:style-name="T6"><text:s text:c="8"/></text:span><text:span text:style-name="T12">//Instance is a variable of the type Policy</text:span></text:p>
      <text:p text:style-name="P11"><text:span text:style-name="T6"><text:s text:c="8"/></text:span><text:span text:style-name="T12">//we really use this to set _instance;</text:span></text:p>
      <text:p text:style-name="P11"><text:span text:style-name="T6"><text:s text:c="8"/></text:span><text:span text:style-name="T9">public</text:span><text:span text:style-name="T6"> </text:span><text:span text:style-name="T9">static</text:span><text:span text:style-name="T6"> Policy Instance</text:span></text:p>
      <text:p text:style-name="P7"><text:s text:c="8"/>{</text:p>
      <text:p text:style-name="P11"><text:span text:style-name="T6"><text:s text:c="12"/></text:span><text:span text:style-name="T9">get</text:span></text:p>
      <text:p text:style-name="P7"><text:s text:c="12"/>{</text:p>
      <text:p text:style-name="P11"><text:span text:style-name="T6"><text:s text:c="16"/></text:span><text:span text:style-name="T12">//final step: lock the code</text:span></text:p>
      <text:p text:style-name="P11"><text:span text:style-name="T6"><text:s text:c="16"/></text:span><text:span text:style-name="T12">//so two simultaneous threads don't create two instance:</text:span></text:p>
      <text:p text:style-name="P11"><text:span text:style-name="T6"><text:s text:c="16"/></text:span><text:span text:style-name="T9">lock</text:span><text:span text:style-name="T6"> (_lock)</text:span></text:p>
      <text:p text:style-name="P7"><text:s text:c="16"/>{ <text:s text:c="16"/></text:p>
      <text:p text:style-name="P11"><text:span text:style-name="T6"><text:s text:c="20"/></text:span><text:span text:style-name="T12">//this if block is what keeps an instance single</text:span></text:p>
      <text:p text:style-name="P11"><text:span text:style-name="T6"><text:s text:c="20"/></text:span><text:span text:style-name="T12">//if it already exists.</text:span></text:p>
      <text:p text:style-name="P11"><text:span text:style-name="T6"><text:s text:c="20"/></text:span><text:span text:style-name="T9">if</text:span><text:span text:style-name="T6"> (_instance == </text:span><text:span text:style-name="T9">null</text:span><text:span text:style-name="T6">)</text:span></text:p>
      <text:p text:style-name="P11"><text:span text:style-name="T6"><text:s text:c="20"/>{ _instance = </text:span><text:span text:style-name="T9">new</text:span><text:span text:style-name="T6"> Policy(); }</text:span></text:p>
      <text:p text:style-name="P7"/>
      <text:p text:style-name="P11"><text:soft-page-break/><text:span text:style-name="T6"><text:s text:c="20"/></text:span><text:span text:style-name="T9">return</text:span><text:span text:style-name="T6"> _instance;</text:span></text:p>
      <text:p text:style-name="P7"><text:s text:c="16"/>}</text:p>
      <text:p text:style-name="P7"><text:s text:c="12"/>}</text:p>
      <text:p text:style-name="P7"><text:s text:c="8"/>}</text:p>
      <text:p text:style-name="P7"/>
      <text:p text:style-name="P11"><text:span text:style-name="T6"><text:s text:c="8"/></text:span><text:span text:style-name="T12">//what that did: if _instance already exists, keep it.</text:span></text:p>
      <text:p text:style-name="P11"><text:span text:style-name="T6"><text:s text:c="8"/></text:span><text:span text:style-name="T12">//if it doesn't, create it.</text:span></text:p>
      <text:p text:style-name="P11"><text:span text:style-name="T6"><text:s text:c="8"/></text:span><text:span text:style-name="T12">//_instance is the "final say" about whether the class</text:span></text:p>
      <text:p text:style-name="P11"><text:span text:style-name="T6"><text:s text:c="8"/></text:span><text:span text:style-name="T12">//has aleady been instantiated.</text:span></text:p>
      <text:p text:style-name="P7"/>
      <text:p text:style-name="P11"><text:span text:style-name="T6"><text:s text:c="8"/></text:span><text:span text:style-name="T12">//final step: warning! you need to make singleton code thread-safe</text:span></text:p>
      <text:p text:style-name="P11"><text:span text:style-name="T6"><text:s text:c="8"/></text:span><text:span text:style-name="T12">//otherwise, two simultaneous attempts could create two instances.</text:span></text:p>
      <text:p text:style-name="P11"><text:span text:style-name="T6"><text:s text:c="8"/></text:span><text:span text:style-name="T12">//so... we lock the code by adding a private readonly variable.</text:span></text:p>
      <text:p text:style-name="P11"><text:span text:style-name="T6"><text:s text:c="8"/></text:span><text:span text:style-name="T12">//see above.</text:span></text:p>
      <text:p text:style-name="P7"/>
      <text:p text:style-name="P11"><text:span text:style-name="T6"><text:s text:c="8"/></text:span><text:span text:style-name="T12">//finally, finally:</text:span></text:p>
      <text:p text:style-name="P11"><text:span text:style-name="T6"><text:s text:c="8"/></text:span><text:span text:style-name="T12">//see commented out code at the end of this file</text:span></text:p>
      <text:p text:style-name="P11"><text:span text:style-name="T6"><text:s text:c="8"/></text:span><text:span text:style-name="T12">//for another way to "lock" without using "lock"</text:span></text:p>
      <text:p text:style-name="P7"/>
      <text:p text:style-name="P11"><text:span text:style-name="T6"><text:s text:c="8"/></text:span><text:span text:style-name="T12">//constructor added:</text:span></text:p>
      <text:p text:style-name="P11"><text:span text:style-name="T6"><text:s text:c="8"/></text:span><text:span text:style-name="T9">public</text:span><text:span text:style-name="T6"> Policy()</text:span></text:p>
      <text:p text:style-name="P7"><text:s text:c="8"/>{</text:p>
      <text:p text:style-name="P7"/>
      <text:p text:style-name="P7"><text:s text:c="8"/>}</text:p>
      <text:p text:style-name="P7"/>
      <text:p text:style-name="P11"><text:span text:style-name="T6"><text:s text:c="8"/></text:span><text:span text:style-name="T9">private</text:span><text:span text:style-name="T6"> </text:span><text:span text:style-name="T9">int</text:span><text:span text:style-name="T6"> Id { </text:span><text:span text:style-name="T9">get</text:span><text:span text:style-name="T6">; </text:span><text:span text:style-name="T9">set</text:span><text:span text:style-name="T6">; } = 123;</text:span></text:p>
      <text:p text:style-name="P11"><text:span text:style-name="T6"><text:s text:c="8"/></text:span><text:span text:style-name="T9">private</text:span><text:span text:style-name="T6"> </text:span><text:span text:style-name="T9">string</text:span><text:span text:style-name="T6"> Insured { </text:span><text:span text:style-name="T9">get</text:span><text:span text:style-name="T6">; </text:span><text:span text:style-name="T9">set</text:span><text:span text:style-name="T6">; } = </text:span><text:span text:style-name="T14">"John Roy"</text:span><text:span text:style-name="T6">;</text:span></text:p>
      <text:p text:style-name="P7"/>
      <text:p text:style-name="P11"><text:span text:style-name="T6"><text:s text:c="8"/></text:span><text:span text:style-name="T12">//method just returns the insured's name</text:span></text:p>
      <text:p text:style-name="P11"><text:span text:style-name="T6"><text:s text:c="8"/></text:span><text:span text:style-name="T9">public</text:span><text:span text:style-name="T6"> </text:span><text:span text:style-name="T9">string</text:span><text:span text:style-name="T6"> GetInsuredName() =&gt; Insured;</text:span></text:p>
      <text:p text:style-name="P7"><text:s text:c="4"/>}</text:p>
      <text:p text:style-name="P7">}</text:p>
      <text:p text:style-name="P7"/>
      <text:p text:style-name="P14">//instead of using lock around that if block above,</text:p>
      <text:p text:style-name="P14">//you could just do this:</text:p>
      <text:p text:style-name="P7"/>
      <text:p text:style-name="P11"><text:span text:style-name="T6"><text:s text:c="4"/></text:span><text:span text:style-name="T12">//(no lock code)</text:span></text:p>
      <text:p text:style-name="P11"><text:span text:style-name="T6"><text:s text:c="4"/></text:span><text:span text:style-name="T12">//private static readonly Policy _instance = new Policy();</text:span></text:p>
      <text:p text:style-name="P11"><text:span text:style-name="T6"><text:s text:c="4"/></text:span><text:span text:style-name="T12">//public static Policy Instance {</text:span></text:p>
      <text:p text:style-name="P11"><text:span text:style-name="T6"><text:s text:c="4"/></text:span><text:span text:style-name="T12">// <text:s/>get { return _instance; }</text:span></text:p>
      <text:p text:style-name="P11"><text:span text:style-name="T6"><text:s text:c="4"/></text:span><text:span text:style-name="T12">//}</text:span></text:p>
      <text:p text:style-name="P7"/>
      <text:p text:style-name="P14">//I think what that does is, as soon as _instance is created,</text:p>
      <text:p text:style-name="P14">//nothing can change it because it is readonly.</text:p>
      <text:p text:style-name="P1"><text:span text:style-name="T1"/></text:p>
      <text:p text:style-name="P5">--- ---</text:p>
      <text:p text:style-name="P5"/>
      <text:p text:style-name="P12"><text:span text:style-name="T1">DECORATOR PATTERN (structural)</text:span></text:p>
      <text:p text:style-name="P1"><text:span text:style-name="T1">Attaches responsibilities to an object dynamically.</text:span></text:p>
      <text:p text:style-name="P1"><text:span text:style-name="T1">Decorators provide flexible alternatives to subclassing</text:span></text:p>
      <text:p text:style-name="P1"><text:span text:style-name="T1">for extending functionality.</text:span></text:p>
      <text:p text:style-name="P5"/>
      <text:p text:style-name="P1"><text:span text:style-name="T1">Uses composition to limit inheritance and simplify object</text:span></text:p>
      <text:p text:style-name="P1"><text:span text:style-name="T1">relationships to make them more manageable.</text:span></text:p>
      <text:p text:style-name="P5"/>
      <text:p text:style-name="P1"><text:span text:style-name="T1">It's done by wrapping. Sometimes called the Wrapping Pattern.</text:span></text:p>
      <text:p text:style-name="P5"/>
      <text:p text:style-name="P1"><text:span text:style-name="T1">Analogy: Buy a base car, then add on features. Add a navigation</text:span></text:p>
      <text:p text:style-name="P1"><text:soft-page-break/><text:span text:style-name="T1">package, and think of wrapping the car in the navigation package.</text:span></text:p>
      <text:p text:style-name="P1"><text:span text:style-name="T1">Or adding a sunroof and wrapping the car and nav in the sunroof.</text:span></text:p>
      <text:p text:style-name="P1"><text:span text:style-name="T1">Each wrapper/decorator will still included in GetPriceOfCar();</text:span></text:p>
      <text:p text:style-name="P1"><text:span text:style-name="T1">that price will still be presented as one result, just</text:span></text:p>
      <text:p text:style-name="P1"><text:span text:style-name="T1">different figures depending on the decorators/wrappers.</text:span></text:p>
      <text:p text:style-name="P5"/>
      <text:p text:style-name="P1"><text:span text:style-name="T1">Decorators are a run-time thing. In code, you start with a component.</text:span></text:p>
      <text:p text:style-name="P1"><text:span text:style-name="T1">You'd add a concrete component to it (ie, the real thing),</text:span></text:p>
      <text:p text:style-name="P1"><text:span text:style-name="T1">and decorators, which may or may not apply, and which add to the component.</text:span></text:p>
      <text:p text:style-name="P1"><text:span text:style-name="T1">(I bet Angular will make more sense after you learn this.)</text:span></text:p>
      <text:p text:style-name="P1"><text:span text:style-name="T1"/></text:p>
      <text:p text:style-name="P1"><text:span text:style-name="T1">--- ---</text:span></text:p>
      <text:p text:style-name="P1"><text:span text:style-name="T1"/></text:p>
      <text:p text:style-name="P12"><text:span text:style-name="T1">Program.cs:</text:span></text:p>
      <text:p text:style-name="P8"/>
      <text:p text:style-name="P11"><text:span text:style-name="T9">namespace</text:span><text:span text:style-name="T6"> Decorator</text:span></text:p>
      <text:p text:style-name="P7"/>
      <text:p text:style-name="P11"><text:span text:style-name="T6"><text:s text:c="4"/></text:span><text:span text:style-name="T12">//Decorators boil down to wrapping objects.</text:span></text:p>
      <text:p text:style-name="P11"><text:span text:style-name="T6"><text:s text:c="4"/></text:span><text:span text:style-name="T12">//In this coding example, we'll add features to a car.</text:span></text:p>
      <text:p text:style-name="P11"><text:span text:style-name="T6"><text:s text:c="4"/></text:span><text:span text:style-name="T12">//Instead of inheritance, we'll use decorators.</text:span></text:p>
      <text:p text:style-name="P7"/>
      <text:p text:style-name="P11"><text:span text:style-name="T6"><text:s text:c="4"/></text:span><text:span text:style-name="T12">//note the organization of this code:</text:span></text:p>
      <text:p text:style-name="P11"><text:span text:style-name="T6"><text:s text:c="4"/></text:span><text:span text:style-name="T12">//component = Car</text:span></text:p>
      <text:p text:style-name="P11"><text:span text:style-name="T6"><text:s text:c="4"/></text:span><text:span text:style-name="T12">//decorator = CarDecorator</text:span></text:p>
      <text:p text:style-name="P11"><text:span text:style-name="T6"><text:s text:c="4"/></text:span><text:span text:style-name="T12">//concreteComponent = compact and full size car</text:span></text:p>
      <text:p text:style-name="P11"><text:span text:style-name="T6"><text:s text:c="4"/></text:span><text:span text:style-name="T12">//concreteDecorator = leather, navigation, sunroof</text:span></text:p>
      <text:p text:style-name="P7">{</text:p>
      <text:p text:style-name="P11"><text:span text:style-name="T6"><text:s text:c="4"/></text:span><text:span text:style-name="T9">class</text:span><text:span text:style-name="T6"> </text:span><text:span text:style-name="T13">Program</text:span></text:p>
      <text:p text:style-name="P7"><text:s text:c="4"/>{</text:p>
      <text:p text:style-name="P11"><text:span text:style-name="T6"><text:s text:c="8"/></text:span><text:span text:style-name="T9">static</text:span><text:span text:style-name="T6"> </text:span><text:span text:style-name="T9">void</text:span><text:span text:style-name="T6"> Main(</text:span><text:span text:style-name="T9">string</text:span><text:span text:style-name="T6">[] args)</text:span></text:p>
      <text:p text:style-name="P7"><text:s text:c="8"/>{</text:p>
      <text:p text:style-name="P11"><text:span text:style-name="T6"><text:s text:c="12"/>Car theCar = </text:span><text:span text:style-name="T9">new</text:span><text:span text:style-name="T6"> CompactCar();</text:span><text:span text:style-name="T12">//10,000</text:span></text:p>
      <text:p text:style-name="P11"><text:span text:style-name="T6"><text:s text:c="12"/>theCar = </text:span><text:span text:style-name="T9">new</text:span><text:span text:style-name="T6"> Navigation(theCar); </text:span><text:span text:style-name="T12">//5,000</text:span></text:p>
      <text:p text:style-name="P11"><text:span text:style-name="T6"><text:s text:c="12"/>theCar = </text:span><text:span text:style-name="T9">new</text:span><text:span text:style-name="T6"> Sunroof(theCar); </text:span><text:span text:style-name="T12">//2,500</text:span></text:p>
      <text:p text:style-name="P11"><text:span text:style-name="T6"><text:s text:c="12"/>theCar = </text:span><text:span text:style-name="T9">new</text:span><text:span text:style-name="T6"> LeatherSeats(theCar); </text:span><text:span text:style-name="T12">//2,500</text:span></text:p>
      <text:p text:style-name="P7"/>
      <text:p text:style-name="P11"><text:span text:style-name="T6"><text:s text:c="12"/></text:span><text:span text:style-name="T12">//if you comment out each of Nav/Sun/Leather,</text:span></text:p>
      <text:p text:style-name="P11"><text:span text:style-name="T6"><text:s text:c="12"/></text:span><text:span text:style-name="T12">//you'll see the total price change accordingly.</text:span></text:p>
      <text:p text:style-name="P11"><text:span text:style-name="T6"><text:s text:c="12"/></text:span><text:span text:style-name="T12">//each new decorator/wrapper will add to what was already there.</text:span></text:p>
      <text:p text:style-name="P11"><text:span text:style-name="T6"><text:s text:c="12"/></text:span><text:span text:style-name="T12">//ie, the price, plus whatever the extra cost is.</text:span></text:p>
      <text:p text:style-name="P7"/>
      <text:p text:style-name="P7"><text:s text:c="12"/>Console.WriteLine(theCar.GetDescription());</text:p>
      <text:p text:style-name="P11"><text:span text:style-name="T6"><text:s text:c="12"/>Console.WriteLine(</text:span><text:span text:style-name="T14">$"</text:span><text:span text:style-name="T6">{theCar.GetCarPrice():</text:span><text:span text:style-name="T14">C2</text:span><text:span text:style-name="T6">}</text:span><text:span text:style-name="T14">"</text:span><text:span text:style-name="T6">); </text:span><text:span text:style-name="T12">//20,000</text:span></text:p>
      <text:p text:style-name="P7"><text:s text:c="12"/>Console.ReadKey();</text:p>
      <text:p text:style-name="P7"><text:s text:c="8"/>}</text:p>
      <text:p text:style-name="P7"><text:s text:c="4"/>}</text:p>
      <text:p text:style-name="P7">}</text:p>
      <text:p text:style-name="P12"><text:span text:style-name="T2">--- ---</text:span></text:p>
      <text:p text:style-name="P12"><text:span text:style-name="T2"/></text:p>
      <text:p text:style-name="P15"><text:span text:style-name="T1">Component.Car.cs:</text:span></text:p>
      <text:p text:style-name="P8"/>
      <text:p text:style-name="P11"><text:span text:style-name="T9">namespace</text:span><text:span text:style-name="T6"> Decorator.Component</text:span></text:p>
      <text:p text:style-name="P7">{</text:p>
      <text:p text:style-name="P11"><text:span text:style-name="T6"><text:s text:c="4"/></text:span><text:span text:style-name="T12">// Component</text:span></text:p>
      <text:p text:style-name="P11"><text:span text:style-name="T6"><text:s text:c="4"/></text:span><text:span text:style-name="T12">//while it's abstract, think of this as the main thing.</text:span></text:p>
      <text:p text:style-name="P11"><text:span text:style-name="T6"><text:s text:c="4"/></text:span><text:span text:style-name="T12">//the implementations of abstract Car are found in</text:span></text:p>
      <text:p text:style-name="P11"><text:span text:style-name="T6"><text:s text:c="4"/></text:span><text:span text:style-name="T12">//ConcreteComponent: CompactCar and FullSizeCar</text:span></text:p>
      <text:p text:style-name="P7"/>
      <text:p text:style-name="P11"><text:span text:style-name="T6"><text:s text:c="4"/></text:span><text:span text:style-name="T9">public</text:span><text:span text:style-name="T6"> </text:span><text:span text:style-name="T9">abstract</text:span><text:span text:style-name="T6"> </text:span><text:span text:style-name="T9">class</text:span><text:span text:style-name="T6"> </text:span><text:span text:style-name="T13">Car</text:span></text:p>
      <text:p text:style-name="P7"><text:soft-page-break/><text:s text:c="4"/>{</text:p>
      <text:p text:style-name="P11"><text:span text:style-name="T6"><text:s text:c="8"/></text:span><text:span text:style-name="T9">public</text:span><text:span text:style-name="T6"> </text:span><text:span text:style-name="T9">string</text:span><text:span text:style-name="T6"> Description { </text:span><text:span text:style-name="T9">get</text:span><text:span text:style-name="T6">; </text:span><text:span text:style-name="T9">set</text:span><text:span text:style-name="T6">; }</text:span></text:p>
      <text:p text:style-name="P11"><text:span text:style-name="T6"><text:s text:c="8"/></text:span><text:span text:style-name="T9">public</text:span><text:span text:style-name="T6"> </text:span><text:span text:style-name="T9">abstract</text:span><text:span text:style-name="T6"> </text:span><text:span text:style-name="T9">string</text:span><text:span text:style-name="T6"> GetDescription();</text:span></text:p>
      <text:p text:style-name="P11"><text:span text:style-name="T6"><text:s text:c="8"/></text:span><text:span text:style-name="T9">public</text:span><text:span text:style-name="T6"> </text:span><text:span text:style-name="T9">abstract</text:span><text:span text:style-name="T6"> </text:span><text:span text:style-name="T9">double</text:span><text:span text:style-name="T6"> GetCarPrice();</text:span></text:p>
      <text:p text:style-name="P7"><text:s text:c="4"/>}</text:p>
      <text:p text:style-name="P7">}</text:p>
      <text:p text:style-name="P7"/>
      <text:p text:style-name="P15"><text:span text:style-name="T4">--- ---</text:span></text:p>
      <text:p text:style-name="P15"><text:span text:style-name="T4"/></text:p>
      <text:p text:style-name="P15"><text:span text:style-name="T4">ConcreteComponent.CompactCar.cs:</text:span><text:span text:style-name="T1"> (there is also a FullSizeCar.cs with similar code):</text:span></text:p>
      <text:p text:style-name="P8"/>
      <text:p text:style-name="P11"><text:span text:style-name="T9">namespace</text:span><text:span text:style-name="T6"> Decorator.ConcreteComponent</text:span></text:p>
      <text:p text:style-name="P7">{</text:p>
      <text:p text:style-name="P11"><text:span text:style-name="T6"><text:s text:c="4"/></text:span><text:span text:style-name="T12">// ConcreteComponent</text:span></text:p>
      <text:p text:style-name="P11"><text:span text:style-name="T6"><text:s text:c="4"/></text:span><text:span text:style-name="T12">//inherits from abstract Car.</text:span></text:p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CompactCar</text:span><text:span text:style-name="T6"> : Car</text:span></text:p>
      <text:p text:style-name="P7"><text:s text:c="4"/>{</text:p>
      <text:p text:style-name="P11"><text:span text:style-name="T6"><text:s text:c="8"/></text:span><text:span text:style-name="T9">public</text:span><text:span text:style-name="T6"> CompactCar()</text:span></text:p>
      <text:p text:style-name="P7"><text:s text:c="8"/>{</text:p>
      <text:p text:style-name="P11"><text:span text:style-name="T6"><text:s text:c="12"/>Description = </text:span><text:span text:style-name="T14">"Compact Car"</text:span><text:span text:style-name="T6">;</text:span></text:p>
      <text:p text:style-name="P7"><text:s text:c="8"/>}</text:p>
      <text:p text:style-name="P7"/>
      <text:p text:style-name="P11"><text:span text:style-name="T6"><text:s text:c="8"/></text:span><text:span text:style-name="T9">public</text:span><text:span text:style-name="T6"> </text:span><text:span text:style-name="T9">override</text:span><text:span text:style-name="T6"> </text:span><text:span text:style-name="T9">string</text:span><text:span text:style-name="T6"> GetDescription() =&gt; Description;</text:span></text:p>
      <text:p text:style-name="P11"><text:span text:style-name="T6"><text:s text:c="8"/></text:span><text:span text:style-name="T9">public</text:span><text:span text:style-name="T6"> </text:span><text:span text:style-name="T9">override</text:span><text:span text:style-name="T6"> </text:span><text:span text:style-name="T9">double</text:span><text:span text:style-name="T6"> GetCarPrice() =&gt; 10000.00; <text:s text:c="7"/></text:span></text:p>
      <text:p text:style-name="P7"><text:s text:c="4"/>}</text:p>
      <text:p text:style-name="P7">}</text:p>
      <text:p text:style-name="P7"/>
      <text:p text:style-name="P15"><text:span text:style-name="T1">--- ---</text:span></text:p>
      <text:p text:style-name="P15"><text:span text:style-name="T1"/></text:p>
      <text:p text:style-name="P12"><text:span text:style-name="T1">Decorator.CarDecorator.cs:</text:span></text:p>
      <text:p text:style-name="P8"/>
      <text:p text:style-name="P11"><text:span text:style-name="T9">namespace</text:span><text:span text:style-name="T6"> Decorator.Decorator</text:span></text:p>
      <text:p text:style-name="P7">{</text:p>
      <text:p text:style-name="P11"><text:span text:style-name="T6"><text:s text:c="4"/></text:span><text:span text:style-name="T12">// Decorator</text:span></text:p>
      <text:p text:style-name="P11"><text:span text:style-name="T6"><text:s text:c="4"/></text:span><text:span text:style-name="T12">//like the ConcreteComponents, the decorator also</text:span></text:p>
      <text:p text:style-name="P11"><text:span text:style-name="T6"><text:s text:c="4"/></text:span><text:span text:style-name="T12">//inherits from Car.</text:span></text:p>
      <text:p text:style-name="P11"><text:span text:style-name="T6"><text:s text:c="4"/></text:span><text:span text:style-name="T12">//but it stands alone because you ... well... idk.</text:span></text:p>
      <text:p text:style-name="P11"><text:span text:style-name="T6"><text:s text:c="4"/></text:span><text:span text:style-name="T12">//you can add features to the car and adjust the price</text:span></text:p>
      <text:p text:style-name="P11"><text:span text:style-name="T6"><text:s text:c="4"/></text:span><text:span text:style-name="T12">//to include those features too.</text:span></text:p>
      <text:p text:style-name="P7"/>
      <text:p text:style-name="P11"><text:span text:style-name="T6"><text:s text:c="4"/></text:span><text:span text:style-name="T12">//I guess it's different from the ConcreteComponents this way:</text:span></text:p>
      <text:p text:style-name="P11"><text:span text:style-name="T6"><text:s text:c="4"/></text:span><text:span text:style-name="T12">//the CCs are always the same for each Compact and FullSize.</text:span></text:p>
      <text:p text:style-name="P11"><text:span text:style-name="T6"><text:s text:c="4"/></text:span><text:span text:style-name="T12">//but you also need a way to price those cars if you, say, </text:span></text:p>
      <text:p text:style-name="P11"><text:span text:style-name="T6"><text:s text:c="4"/></text:span><text:span text:style-name="T12">//add a sunroof.</text:span></text:p>
      <text:p text:style-name="P11"><text:span text:style-name="T6"><text:s text:c="4"/></text:span><text:span text:style-name="T12">//that's what this decorator does. It will adjust concrete classes</text:span></text:p>
      <text:p text:style-name="P11"><text:span text:style-name="T6"><text:s text:c="4"/></text:span><text:span text:style-name="T12">//to incorporate optional stuff.</text:span></text:p>
      <text:p text:style-name="P7"/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CarDecorator</text:span><text:span text:style-name="T6"> : Car</text:span></text:p>
      <text:p text:style-name="P7"><text:s text:c="4"/>{</text:p>
      <text:p text:style-name="P11"><text:span text:style-name="T6"><text:s text:c="8"/></text:span><text:span text:style-name="T9">protected</text:span><text:span text:style-name="T6"> Car _car;</text:span></text:p>
      <text:p text:style-name="P11"><text:span text:style-name="T6"><text:s text:c="8"/></text:span><text:span text:style-name="T9">public</text:span><text:span text:style-name="T6"> CarDecorator(Car car)</text:span></text:p>
      <text:p text:style-name="P7"><text:s text:c="8"/>{</text:p>
      <text:p text:style-name="P7"><text:s text:c="12"/>_car = car;</text:p>
      <text:p text:style-name="P7"><text:s text:c="8"/>}</text:p>
      <text:p text:style-name="P7"/>
      <text:p text:style-name="P11"><text:span text:style-name="T6"><text:s text:c="8"/></text:span><text:span text:style-name="T9">public</text:span><text:span text:style-name="T6"> </text:span><text:span text:style-name="T9">override</text:span><text:span text:style-name="T6"> </text:span><text:span text:style-name="T9">double</text:span><text:span text:style-name="T6"> GetCarPrice() =&gt; _car.GetCarPrice();</text:span></text:p>
      <text:p text:style-name="P7"/>
      <text:p text:style-name="P11"><text:span text:style-name="T6"><text:s text:c="8"/></text:span><text:span text:style-name="T9">public</text:span><text:span text:style-name="T6"> </text:span><text:span text:style-name="T9">override</text:span><text:span text:style-name="T6"> </text:span><text:span text:style-name="T9">string</text:span><text:span text:style-name="T6"> GetDescription() =&gt; _car.GetDescription();</text:span></text:p>
      <text:p text:style-name="P7"><text:soft-page-break/><text:s text:c="4"/>}</text:p>
      <text:p text:style-name="P7">}</text:p>
      <text:p text:style-name="P7"/>
      <text:p text:style-name="P12"><text:span text:style-name="T2">--- ---</text:span></text:p>
      <text:p text:style-name="P12"><text:span text:style-name="T2"/></text:p>
      <text:p text:style-name="P12"><text:span text:style-name="T1">ConcreteDecorator.LeatherSeats.cs: </text:span><text:span text:style-name="T2">(there is also Navigation and Sunroof)</text:span></text:p>
      <text:p text:style-name="P8"/>
      <text:p text:style-name="P11"><text:span text:style-name="T9">namespace</text:span><text:span text:style-name="T6"> Decorator.ConcreteDecorator</text:span></text:p>
      <text:p text:style-name="P7">{</text:p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LeatherSeats</text:span><text:span text:style-name="T6"> : CarDecorator</text:span></text:p>
      <text:p text:style-name="P7"><text:s text:c="4"/>{</text:p>
      <text:p text:style-name="P11"><text:span text:style-name="T6"><text:s text:c="8"/></text:span><text:span text:style-name="T12">//the constructor. it sets Leather Seats.</text:span></text:p>
      <text:p text:style-name="P11"><text:span text:style-name="T6"><text:s text:c="8"/></text:span><text:span text:style-name="T9">public</text:span><text:span text:style-name="T6"> LeatherSeats(Car car) : </text:span><text:span text:style-name="T9">base</text:span><text:span text:style-name="T6">(car)</text:span></text:p>
      <text:p text:style-name="P7"><text:s text:c="8"/>{</text:p>
      <text:p text:style-name="P11"><text:span text:style-name="T6"><text:s text:c="12"/>Description = </text:span><text:span text:style-name="T14">"Leather Seats"</text:span><text:span text:style-name="T6">;</text:span></text:p>
      <text:p text:style-name="P7"><text:s text:c="8"/>}</text:p>
      <text:p text:style-name="P7"/>
      <text:p text:style-name="P11"><text:span text:style-name="T6"><text:s text:c="8"/></text:span><text:span text:style-name="T12">//this code passes in the description, ie Leather Seats,</text:span></text:p>
      <text:p text:style-name="P11"><text:span text:style-name="T6"><text:s text:c="8"/></text:span><text:span text:style-name="T12">//plus whatever other Description comes from other places.</text:span></text:p>
      <text:p text:style-name="P11"><text:span text:style-name="T6"><text:s text:c="8"/></text:span><text:span text:style-name="T9">public</text:span><text:span text:style-name="T6"> </text:span><text:span text:style-name="T9">override</text:span><text:span text:style-name="T6"> </text:span><text:span text:style-name="T9">string</text:span><text:span text:style-name="T6"> GetDescription() =&gt; </text:span></text:p>
      <text:p text:style-name="P11"><text:span text:style-name="T6"><text:s text:c="31"/></text:span><text:span text:style-name="T14">$"</text:span><text:span text:style-name="T6">{_car.GetDescription()}</text:span><text:span text:style-name="T14">, <text:s/></text:span><text:span text:style-name="T6">{Description}</text:span><text:span text:style-name="T14">"</text:span><text:span text:style-name="T6">;</text:span></text:p>
      <text:p text:style-name="P7"/>
      <text:p text:style-name="P11"><text:span text:style-name="T6"><text:s text:c="8"/></text:span><text:span text:style-name="T12">//and this code, which adds 2500 to whatever the price</text:span></text:p>
      <text:p text:style-name="P11"><text:span text:style-name="T6"><text:s text:c="8"/></text:span><text:span text:style-name="T12">//already is from other sources.</text:span></text:p>
      <text:p text:style-name="P11"><text:span text:style-name="T6"><text:s text:c="8"/></text:span><text:span text:style-name="T9">public</text:span><text:span text:style-name="T6"> </text:span><text:span text:style-name="T9">override</text:span><text:span text:style-name="T6"> </text:span><text:span text:style-name="T9">double</text:span><text:span text:style-name="T6"> GetCarPrice() =&gt; _car.GetCarPrice() + 2500;</text:span></text:p>
      <text:p text:style-name="P7"><text:s text:c="4"/>}</text:p>
      <text:p text:style-name="P11"><text:span text:style-name="T6">}</text:span></text:p>
      <text:p text:style-name="P1"><text:span text:style-name="T1"/></text:p>
      <text:p text:style-name="P1"><text:span text:style-name="T1">--- ---</text:span></text:p>
      <text:p text:style-name="P5"/>
      <text:p text:style-name="P12"><text:span text:style-name="T1">ITERATOR PATTERN (behavioral)</text:span></text:p>
      <text:p text:style-name="P1"><text:span text:style-name="T1">Provides a way to access the elements of an aggregate object</text:span></text:p>
      <text:p text:style-name="P1"><text:span text:style-name="T1">sequentially without exposing its underlying representation.</text:span></text:p>
      <text:p text:style-name="P5"/>
      <text:p text:style-name="P1"><text:span text:style-name="T1">It provides a way to access and iterate through collections</text:span></text:p>
      <text:p text:style-name="P1"><text:span text:style-name="T1">the same way, regardless of type of collection. Eg, arrays, </text:span></text:p>
      <text:p text:style-name="P1"><text:span text:style-name="T1">lists, dictionaries, whatever. AKA traversing.</text:span></text:p>
      <text:p text:style-name="P5"/>
      <text:p text:style-name="P1"><text:span text:style-name="T1">Example: You need names of people from two places; one is provided</text:span></text:p>
      <text:p text:style-name="P1"><text:span text:style-name="T1">as an array, one as a list. You just want to iterate through them,</text:span></text:p>
      <text:p text:style-name="P1"><text:span text:style-name="T1">you don't care about the underlying organization.</text:span></text:p>
      <text:p text:style-name="P1"><text:span text:style-name="T1"/></text:p>
      <text:p text:style-name="P1"><text:span text:style-name="T1">--- ---</text:span></text:p>
      <text:p text:style-name="P1"><text:span text:style-name="T1"/></text:p>
      <text:p text:style-name="P12"><text:span text:style-name="T1">Inewspaper.cs:</text:span></text:p>
      <text:p text:style-name="P8"/>
      <text:p text:style-name="P11"><text:span text:style-name="T9">namespace</text:span><text:span text:style-name="T6"> Iterator.Aggregate</text:span></text:p>
      <text:p text:style-name="P7">{</text:p>
      <text:p text:style-name="P11"><text:span text:style-name="T6"><text:s text:c="4"/></text:span><text:span text:style-name="T12">// Aggregate</text:span></text:p>
      <text:p text:style-name="P11"><text:span text:style-name="T6"><text:s text:c="4"/></text:span><text:span text:style-name="T12">//start here</text:span></text:p>
      <text:p text:style-name="P11"><text:span text:style-name="T6"><text:s text:c="4"/></text:span><text:span text:style-name="T9">public</text:span><text:span text:style-name="T6"> </text:span><text:span text:style-name="T9">interface</text:span><text:span text:style-name="T6"> </text:span><text:span text:style-name="T13">INewspaper</text:span></text:p>
      <text:p text:style-name="P7"><text:s text:c="4"/>{</text:p>
      <text:p text:style-name="P7"><text:s text:c="8"/>IIterator CreateIterator();</text:p>
      <text:p text:style-name="P11"><text:span text:style-name="T6"><text:s text:c="8"/></text:span><text:span text:style-name="T12">//here's the I version of CreateIterator.</text:span></text:p>
      <text:p text:style-name="P11"><text:span text:style-name="T6"><text:s text:c="8"/></text:span><text:span text:style-name="T12">//both LAPaper and NYPaper implement this, but slightly differently.</text:span></text:p>
      <text:p text:style-name="P11"><text:span text:style-name="T6"><text:s text:c="8"/></text:span><text:span text:style-name="T12">//one does a list, one does an array.</text:span></text:p>
      <text:p text:style-name="P7"><text:s text:c="4"/>}</text:p>
      <text:p text:style-name="P11"><text:span text:style-name="T6">}</text:span></text:p>
      <text:p text:style-name="P11"><text:span text:style-name="T5">--- ---</text:span></text:p>
      <text:p text:style-name="P11"><text:soft-page-break/><text:span text:style-name="T5"/></text:p>
      <text:p text:style-name="P13"><text:span text:style-name="T5">LAPaper.cs (also a similar NYPaper.cs):</text:span></text:p>
      <text:p text:style-name="P11"><text:span text:style-name="T5"/></text:p>
      <text:p text:style-name="P11"><text:span text:style-name="T9">namespace</text:span><text:span text:style-name="T6"> Iterator.Aggregate</text:span></text:p>
      <text:p text:style-name="P7">{</text:p>
      <text:p text:style-name="P11"><text:span text:style-name="T6"><text:s text:c="4"/></text:span><text:span text:style-name="T12">// ConcreteAggregate</text:span></text:p>
      <text:p text:style-name="P11"><text:span text:style-name="T6"><text:s text:c="4"/></text:span><text:span text:style-name="T12">//step two</text:span></text:p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LAPaper</text:span><text:span text:style-name="T6"> : INewspaper</text:span></text:p>
      <text:p text:style-name="P7"><text:s text:c="4"/>{ <text:s text:c="7"/></text:p>
      <text:p text:style-name="P11"><text:span text:style-name="T6"><text:s text:c="8"/></text:span><text:span text:style-name="T9">private</text:span><text:span text:style-name="T6"> </text:span><text:span text:style-name="T9">string</text:span><text:span text:style-name="T6">[] _reporters; <text:s/></text:span><text:span text:style-name="T12">//an array. NYPapter is a list.</text:span></text:p>
      <text:p text:style-name="P11"><text:span text:style-name="T6"><text:s text:c="8"/></text:span><text:span text:style-name="T9">public</text:span><text:span text:style-name="T6"> LAPaper()</text:span></text:p>
      <text:p text:style-name="P7"><text:s text:c="8"/>{</text:p>
      <text:p text:style-name="P11"><text:span text:style-name="T6"><text:s text:c="12"/>_reporters = </text:span><text:span text:style-name="T9">new</text:span><text:span text:style-name="T6">[] { </text:span><text:span text:style-name="T14">"Ronald Smith - LA"</text:span><text:span text:style-name="T6">,</text:span></text:p>
      <text:p text:style-name="P11"><text:span text:style-name="T6"><text:s text:c="33"/></text:span><text:span text:style-name="T14">"Danny Glover - LA"</text:span><text:span text:style-name="T6">,</text:span></text:p>
      <text:p text:style-name="P11"><text:span text:style-name="T6"><text:s text:c="33"/></text:span><text:span text:style-name="T14">"Yolanda Adams - LA"</text:span><text:span text:style-name="T6">,</text:span></text:p>
      <text:p text:style-name="P11"><text:span text:style-name="T6"><text:s text:c="33"/></text:span><text:span text:style-name="T14">"Jerry Straight - LA"</text:span><text:span text:style-name="T6">,</text:span></text:p>
      <text:p text:style-name="P11"><text:span text:style-name="T6"><text:s text:c="33"/></text:span><text:span text:style-name="T14">"Rhonda Lime - LA"</text:span><text:span text:style-name="T6">,</text:span></text:p>
      <text:p text:style-name="P7"><text:s text:c="32"/>};</text:p>
      <text:p text:style-name="P7"><text:s text:c="8"/>}</text:p>
      <text:p text:style-name="P7"/>
      <text:p text:style-name="P11"><text:span text:style-name="T6"><text:s text:c="8"/></text:span><text:span text:style-name="T9">public</text:span><text:span text:style-name="T6"> IIterator CreateIterator()</text:span></text:p>
      <text:p text:style-name="P7"><text:s text:c="8"/>{</text:p>
      <text:p text:style-name="P11"><text:span text:style-name="T6"><text:s text:c="12"/></text:span><text:span text:style-name="T9">return</text:span><text:span text:style-name="T6"> </text:span><text:span text:style-name="T9">new</text:span><text:span text:style-name="T6"> LAPaperIterator(_reporters); </text:span></text:p>
      <text:p text:style-name="P7"><text:s text:c="8"/>}</text:p>
      <text:p text:style-name="P7"><text:s text:c="4"/>}</text:p>
      <text:p text:style-name="P7">}</text:p>
      <text:p text:style-name="P7"/>
      <text:p text:style-name="P11"><text:span text:style-name="T5">--- ---</text:span></text:p>
      <text:p text:style-name="P11"><text:span text:style-name="T5"/></text:p>
      <text:p text:style-name="P13"><text:span text:style-name="T5">Iiterator.cs:</text:span></text:p>
      <text:p text:style-name="P13"><text:span text:style-name="T3"/></text:p>
      <text:p text:style-name="P7"/>
      <text:p text:style-name="P11"><text:span text:style-name="T9">namespace</text:span><text:span text:style-name="T6"> Iterator.Iterator</text:span></text:p>
      <text:p text:style-name="P7">{</text:p>
      <text:p text:style-name="P11"><text:span text:style-name="T6"><text:s text:c="4"/></text:span><text:span text:style-name="T12">// Iterator</text:span></text:p>
      <text:p text:style-name="P11"><text:span text:style-name="T6"><text:s text:c="4"/></text:span><text:span text:style-name="T12">//step three -- Interface version of an iterator.</text:span></text:p>
      <text:p text:style-name="P11"><text:span text:style-name="T6"><text:s text:c="4"/></text:span><text:span text:style-name="T9">public</text:span><text:span text:style-name="T6"> </text:span><text:span text:style-name="T9">interface</text:span><text:span text:style-name="T6"> </text:span><text:span text:style-name="T13">IIterator</text:span></text:p>
      <text:p text:style-name="P7"><text:s text:c="4"/>{</text:p>
      <text:p text:style-name="P11"><text:span text:style-name="T6"><text:s text:c="8"/></text:span><text:span text:style-name="T9">void</text:span><text:span text:style-name="T6"> First(); <text:s text:c="10"/></text:span><text:span text:style-name="T12">// <text:s/>Sets current element to the first element</text:span></text:p>
      <text:p text:style-name="P11"><text:span text:style-name="T6"><text:s text:c="8"/></text:span><text:span text:style-name="T9">string</text:span><text:span text:style-name="T6"> Next(); <text:s text:c="9"/></text:span><text:span text:style-name="T12">// <text:s/>Advances current to next element</text:span></text:p>
      <text:p text:style-name="P11"><text:span text:style-name="T6"><text:s text:c="8"/></text:span><text:span text:style-name="T9">bool</text:span><text:span text:style-name="T6"> IsDone(); <text:s text:c="9"/></text:span><text:span text:style-name="T12">// <text:s/>Check if end of collection</text:span></text:p>
      <text:p text:style-name="P11"><text:span text:style-name="T6"><text:s text:c="8"/></text:span><text:span text:style-name="T9">string</text:span><text:span text:style-name="T6"> CurrentItem(); <text:s text:c="2"/></text:span><text:span text:style-name="T12">// <text:s/>returns the current element</text:span></text:p>
      <text:p text:style-name="P11"><text:span text:style-name="T6"><text:s text:c="8"/></text:span><text:span text:style-name="T12">//those are the four basic methods of any concrete iterators.</text:span></text:p>
      <text:p text:style-name="P7"><text:s text:c="4"/>}</text:p>
      <text:p text:style-name="P7">}</text:p>
      <text:p text:style-name="P7"/>
      <text:p text:style-name="P13"><text:span text:style-name="T3">--- ---</text:span></text:p>
      <text:p text:style-name="P13"><text:span text:style-name="T3"/></text:p>
      <text:p text:style-name="P13"><text:span text:style-name="T5">LAPaperIterator.cs (and a similar NYPapterIterator.cs):</text:span></text:p>
      <text:p text:style-name="P7"/>
      <text:p text:style-name="P11"><text:span text:style-name="T9">namespace</text:span><text:span text:style-name="T6"> Iterator.Iterator</text:span></text:p>
      <text:p text:style-name="P7">{</text:p>
      <text:p text:style-name="P11"><text:span text:style-name="T6"><text:s text:c="4"/></text:span><text:span text:style-name="T12">//step four</text:span></text:p>
      <text:p text:style-name="P7"/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LAPaperIterator</text:span><text:span text:style-name="T6"> : IIterator</text:span></text:p>
      <text:p text:style-name="P7"><text:s text:c="4"/>{</text:p>
      <text:p text:style-name="P11"><text:span text:style-name="T6"><text:s text:c="8"/></text:span><text:span text:style-name="T9">private</text:span><text:span text:style-name="T6"> </text:span><text:span text:style-name="T9">string</text:span><text:span text:style-name="T6">[] _reporters;</text:span></text:p>
      <text:p text:style-name="P11"><text:soft-page-break/><text:span text:style-name="T6"><text:s text:c="8"/></text:span><text:span text:style-name="T9">private</text:span><text:span text:style-name="T6"> </text:span><text:span text:style-name="T9">int</text:span><text:span text:style-name="T6"> _current;</text:span></text:p>
      <text:p text:style-name="P7"/>
      <text:p text:style-name="P11"><text:span text:style-name="T6"><text:s text:c="8"/></text:span><text:span text:style-name="T9">public</text:span><text:span text:style-name="T6"> LAPaperIterator(</text:span><text:span text:style-name="T9">string</text:span><text:span text:style-name="T6">[] _reporters)</text:span></text:p>
      <text:p text:style-name="P7"><text:s text:c="8"/>{</text:p>
      <text:p text:style-name="P11"><text:span text:style-name="T6"><text:s text:c="12"/></text:span><text:span text:style-name="T9">this</text:span><text:span text:style-name="T6">._reporters = _reporters;</text:span></text:p>
      <text:p text:style-name="P7"><text:s text:c="12"/>_current = 0;</text:p>
      <text:p text:style-name="P7"><text:s text:c="8"/>}</text:p>
      <text:p text:style-name="P11"><text:span text:style-name="T6"><text:s text:c="8"/></text:span><text:span text:style-name="T12">//the four methods below implement in IIterator.</text:span></text:p>
      <text:p text:style-name="P11"><text:span text:style-name="T6"><text:s text:c="8"/></text:span><text:span text:style-name="T12">//implementations aren't exactly the same as NY.</text:span></text:p>
      <text:p text:style-name="P11"><text:span text:style-name="T6"><text:s text:c="8"/></text:span><text:span text:style-name="T12">//eg, IsDone is Length v Count.</text:span></text:p>
      <text:p text:style-name="P11"><text:span text:style-name="T6"><text:s text:c="8"/></text:span><text:span text:style-name="T12">//in the real world, the method differences could be much greater.</text:span></text:p>
      <text:p text:style-name="P11"><text:span text:style-name="T6"><text:s text:c="8"/></text:span><text:span text:style-name="T9">public</text:span><text:span text:style-name="T6"> </text:span><text:span text:style-name="T9">string</text:span><text:span text:style-name="T6"> CurrentItem()</text:span></text:p>
      <text:p text:style-name="P7"><text:s text:c="8"/>{</text:p>
      <text:p text:style-name="P11"><text:span text:style-name="T6"><text:s text:c="12"/></text:span><text:span text:style-name="T9">return</text:span><text:span text:style-name="T6"> _reporters[_current];</text:span></text:p>
      <text:p text:style-name="P7"><text:s text:c="8"/>}</text:p>
      <text:p text:style-name="P7"/>
      <text:p text:style-name="P11"><text:span text:style-name="T6"><text:s text:c="8"/></text:span><text:span text:style-name="T9">public</text:span><text:span text:style-name="T6"> </text:span><text:span text:style-name="T9">void</text:span><text:span text:style-name="T6"> First()</text:span></text:p>
      <text:p text:style-name="P7"><text:s text:c="8"/>{</text:p>
      <text:p text:style-name="P7"><text:s text:c="12"/>_current = 0;</text:p>
      <text:p text:style-name="P7"><text:s text:c="8"/>}</text:p>
      <text:p text:style-name="P7"/>
      <text:p text:style-name="P11"><text:span text:style-name="T6"><text:s text:c="8"/></text:span><text:span text:style-name="T9">public</text:span><text:span text:style-name="T6"> </text:span><text:span text:style-name="T9">bool</text:span><text:span text:style-name="T6"> IsDone()</text:span></text:p>
      <text:p text:style-name="P7"><text:s text:c="8"/>{</text:p>
      <text:p text:style-name="P11"><text:span text:style-name="T6"><text:s text:c="12"/></text:span><text:span text:style-name="T9">return</text:span><text:span text:style-name="T6"> _current &gt;= _reporters.Length;</text:span></text:p>
      <text:p text:style-name="P7"><text:s text:c="8"/>}</text:p>
      <text:p text:style-name="P7"/>
      <text:p text:style-name="P11"><text:span text:style-name="T6"><text:s text:c="8"/></text:span><text:span text:style-name="T9">public</text:span><text:span text:style-name="T6"> </text:span><text:span text:style-name="T9">string</text:span><text:span text:style-name="T6"> Next()</text:span></text:p>
      <text:p text:style-name="P7"><text:s text:c="8"/>{</text:p>
      <text:p text:style-name="P11"><text:span text:style-name="T6"><text:s text:c="12"/></text:span><text:span text:style-name="T9">return</text:span><text:span text:style-name="T6"> _reporters[_current++];</text:span></text:p>
      <text:p text:style-name="P7"><text:s text:c="8"/>}</text:p>
      <text:p text:style-name="P7"><text:s text:c="4"/>}</text:p>
      <text:p text:style-name="P7">}</text:p>
      <text:p text:style-name="P7"/>
      <text:p text:style-name="P13"><text:span text:style-name="T3">--- ---</text:span></text:p>
      <text:p text:style-name="P13"><text:span text:style-name="T3"/></text:p>
      <text:p text:style-name="P13"><text:span text:style-name="T5">Program.cs:</text:span></text:p>
      <text:p text:style-name="P7"/>
      <text:p text:style-name="P11"><text:span text:style-name="T9">namespace</text:span><text:span text:style-name="T6"> Iterator</text:span></text:p>
      <text:p text:style-name="P7">{</text:p>
      <text:p text:style-name="P11"><text:span text:style-name="T6"><text:s text:c="4"/></text:span><text:span text:style-name="T9">class</text:span><text:span text:style-name="T6"> </text:span><text:span text:style-name="T13">Program</text:span></text:p>
      <text:p text:style-name="P7"><text:s text:c="4"/>{</text:p>
      <text:p text:style-name="P11"><text:span text:style-name="T6"><text:s text:c="8"/></text:span><text:span text:style-name="T12">//step five</text:span></text:p>
      <text:p text:style-name="P7"/>
      <text:p text:style-name="P11"><text:span text:style-name="T6"><text:s text:c="8"/></text:span><text:span text:style-name="T9">static</text:span><text:span text:style-name="T6"> </text:span><text:span text:style-name="T9">void</text:span><text:span text:style-name="T6"> Main(</text:span><text:span text:style-name="T9">string</text:span><text:span text:style-name="T6">[] args)</text:span></text:p>
      <text:p text:style-name="P7"><text:s text:c="8"/>{</text:p>
      <text:p text:style-name="P11"><text:span text:style-name="T6"><text:s text:c="12"/></text:span><text:span text:style-name="T12">//create instances of each paper.</text:span></text:p>
      <text:p text:style-name="P11"><text:span text:style-name="T6"><text:s text:c="12"/>INewspaper nyt = </text:span><text:span text:style-name="T9">new</text:span><text:span text:style-name="T6"> NYPaper();</text:span></text:p>
      <text:p text:style-name="P11"><text:span text:style-name="T6"><text:s text:c="12"/>INewspaper lat = </text:span><text:span text:style-name="T9">new</text:span><text:span text:style-name="T6"> LAPaper();</text:span></text:p>
      <text:p text:style-name="P7"/>
      <text:p text:style-name="P11"><text:span text:style-name="T6"><text:s text:c="12"/></text:span><text:span text:style-name="T12">//invoke CreateIterator for each paper.</text:span></text:p>
      <text:p text:style-name="P11"><text:span text:style-name="T6"><text:s text:c="12"/></text:span><text:span text:style-name="T12">//the data for each paper comes from NYPaper and LAPaper</text:span></text:p>
      <text:p text:style-name="P11"><text:span text:style-name="T6"><text:s text:c="12"/></text:span><text:span text:style-name="T12">//but the logic of how the data is presented comes via the iterators.</text:span></text:p>
      <text:p text:style-name="P11"><text:span text:style-name="T6"><text:s text:c="12"/></text:span><text:span text:style-name="T12">//the instance of nyt flags the code to use the NYPaperIterator,</text:span></text:p>
      <text:p text:style-name="P11"><text:span text:style-name="T6"><text:s text:c="12"/></text:span><text:span text:style-name="T12">//and same with lat and LA.</text:span></text:p>
      <text:p text:style-name="P7"><text:s text:c="12"/>IIterator nypIterator = nyt.CreateIterator();</text:p>
      <text:p text:style-name="P7"><text:s text:c="12"/>IIterator lapIterator = lat.CreateIterator();</text:p>
      <text:p text:style-name="P7"/>
      <text:p text:style-name="P11"><text:soft-page-break/><text:span text:style-name="T6"><text:s text:c="12"/>Console.WriteLine(</text:span><text:span text:style-name="T14">"-------- <text:s text:c="2"/>NYPaper"</text:span><text:span text:style-name="T6">);</text:span></text:p>
      <text:p text:style-name="P7"><text:s text:c="12"/>PrintReporters(nypIterator);</text:p>
      <text:p text:style-name="P7"/>
      <text:p text:style-name="P11"><text:span text:style-name="T6"><text:s text:c="12"/>Console.WriteLine(</text:span><text:span text:style-name="T14">"-------- <text:s text:c="2"/>LAPaper"</text:span><text:span text:style-name="T6">);</text:span></text:p>
      <text:p text:style-name="P7"><text:s text:c="12"/>PrintReporters(lapIterator);</text:p>
      <text:p text:style-name="P7"/>
      <text:p text:style-name="P7"><text:s text:c="12"/>Console.ReadLine();</text:p>
      <text:p text:style-name="P7"><text:s text:c="8"/>}</text:p>
      <text:p text:style-name="P7"/>
      <text:p text:style-name="P11"><text:span text:style-name="T6"><text:s text:c="8"/></text:span><text:span text:style-name="T12">//the method references the Interface's methods.</text:span></text:p>
      <text:p text:style-name="P11"><text:span text:style-name="T6"><text:s text:c="8"/></text:span><text:span text:style-name="T12">//but the concrete methods will be called to match with the item passed in.</text:span></text:p>
      <text:p text:style-name="P11"><text:span text:style-name="T6"><text:s text:c="8"/></text:span><text:span text:style-name="T12">//ie, NY = nyt, LA = lat.</text:span></text:p>
      <text:p text:style-name="P11"><text:span text:style-name="T6"><text:s text:c="8"/></text:span><text:span text:style-name="T9">static</text:span><text:span text:style-name="T6"> </text:span><text:span text:style-name="T9">void</text:span><text:span text:style-name="T6"> PrintReporters(IIterator iterator) {</text:span></text:p>
      <text:p text:style-name="P7"><text:s text:c="12"/>iterator.First();</text:p>
      <text:p text:style-name="P11"><text:span text:style-name="T6"><text:s text:c="12"/></text:span><text:span text:style-name="T9">while</text:span><text:span text:style-name="T6">(!iterator.IsDone()){</text:span></text:p>
      <text:p text:style-name="P7"><text:s text:c="16"/>Console.WriteLine(iterator.Next());</text:p>
      <text:p text:style-name="P7"><text:s text:c="12"/>}</text:p>
      <text:p text:style-name="P7"><text:s text:c="8"/>}</text:p>
      <text:p text:style-name="P7"/>
      <text:p text:style-name="P11"><text:span text:style-name="T6"><text:s text:c="8"/></text:span><text:span text:style-name="T12">//darn, I thought this pattern would print them all out at once</text:span></text:p>
      <text:p text:style-name="P11"><text:span text:style-name="T6"><text:s text:c="8"/></text:span><text:span text:style-name="T12">//instead it sets up a way to print all collections,</text:span></text:p>
      <text:p text:style-name="P11"><text:span text:style-name="T6"><text:s text:c="8"/></text:span><text:span text:style-name="T12">//regardless of their organization. but not all at once.</text:span></text:p>
      <text:p text:style-name="P7"><text:s text:c="4"/>}</text:p>
      <text:p text:style-name="P9"><text:span text:style-name="T1">}</text:span></text:p>
      <text:p text:style-name="P1"><text:span text:style-name="T1"/></text:p>
      <text:p text:style-name="P1"><text:span text:style-name="T1">--- ---</text:span></text:p>
      <text:p text:style-name="P5"/>
      <text:p text:style-name="P12"><text:span text:style-name="T1">OBSERVER PATTERN (behavioral)</text:span></text:p>
      <text:p text:style-name="P1"><text:span text:style-name="T1">Defines a one to many dependency between objects so that when one</text:span></text:p>
      <text:p text:style-name="P1"><text:span text:style-name="T1">object changes state, all its dependents are notified and</text:span></text:p>
      <text:p text:style-name="P1"><text:span text:style-name="T1">updated automatically.</text:span></text:p>
      <text:p text:style-name="P5"/>
      <text:p text:style-name="P1"><text:span text:style-name="T1">Ie, changing one object changes another object via a notification.</text:span></text:p>
      <text:p text:style-name="P1"><text:span text:style-name="T1">The subject (the thing that can change) knows the observing objects</text:span></text:p>
      <text:p text:style-name="P1"><text:span text:style-name="T1">watching it, and sends notifications to the observers when it changes.</text:span></text:p>
      <text:p text:style-name="P1"><text:span text:style-name="T1">(This sounds a lot like Redux.) AKA publisher and subscriber.</text:span></text:p>
      <text:p text:style-name="P1"><text:span text:style-name="T1"/></text:p>
      <text:p text:style-name="P1"><text:span text:style-name="T1">--- ---</text:span></text:p>
      <text:p text:style-name="P1"><text:span text:style-name="T1"/></text:p>
      <text:p text:style-name="P12"><text:span text:style-name="T1">Icelebrity.cs:</text:span></text:p>
      <text:p text:style-name="P8"/>
      <text:p text:style-name="P11"><text:span text:style-name="T9">namespace</text:span><text:span text:style-name="T6"> ObserverPattern</text:span></text:p>
      <text:p text:style-name="P7">{</text:p>
      <text:p text:style-name="P11"><text:span text:style-name="T6"><text:s text:c="4"/></text:span><text:span text:style-name="T12">// Subject</text:span></text:p>
      <text:p text:style-name="P11"><text:span text:style-name="T6"><text:s text:c="4"/></text:span><text:span text:style-name="T12">//step one</text:span></text:p>
      <text:p text:style-name="P11"><text:span text:style-name="T6"><text:s text:c="4"/></text:span><text:span text:style-name="T12">//create an I celebrity class with 2 properies, 3 methods.</text:span></text:p>
      <text:p text:style-name="P7"/>
      <text:p text:style-name="P11"><text:span text:style-name="T6"><text:s text:c="4"/></text:span><text:span text:style-name="T9">public</text:span><text:span text:style-name="T6"> </text:span><text:span text:style-name="T9">interface</text:span><text:span text:style-name="T6"> </text:span><text:span text:style-name="T13">ICelebrity</text:span></text:p>
      <text:p text:style-name="P7"><text:s text:c="4"/>{</text:p>
      <text:p text:style-name="P11"><text:span text:style-name="T6"><text:s text:c="8"/></text:span><text:span text:style-name="T9">string</text:span><text:span text:style-name="T6"> FullName { </text:span><text:span text:style-name="T9">get</text:span><text:span text:style-name="T6">; }</text:span></text:p>
      <text:p text:style-name="P11"><text:span text:style-name="T6"><text:s text:c="8"/></text:span><text:span text:style-name="T9">string</text:span><text:span text:style-name="T6"> Tweet { </text:span><text:span text:style-name="T9">get</text:span><text:span text:style-name="T6">; </text:span><text:span text:style-name="T9">set</text:span><text:span text:style-name="T6">; }</text:span></text:p>
      <text:p text:style-name="P11"><text:span text:style-name="T6"><text:s text:c="8"/></text:span><text:span text:style-name="T9">void</text:span><text:span text:style-name="T6"> Notify(</text:span><text:span text:style-name="T9">string</text:span><text:span text:style-name="T6"> tweet);</text:span></text:p>
      <text:p text:style-name="P11"><text:span text:style-name="T6"><text:s text:c="8"/></text:span><text:span text:style-name="T9">void</text:span><text:span text:style-name="T6"> AddFollower(IFan fan);</text:span></text:p>
      <text:p text:style-name="P11"><text:span text:style-name="T6"><text:s text:c="8"/></text:span><text:span text:style-name="T9">void</text:span><text:span text:style-name="T6"> RemoveFollower(IFan fan);</text:span></text:p>
      <text:p text:style-name="P7"><text:s text:c="4"/>}</text:p>
      <text:p text:style-name="P7">}</text:p>
      <text:p text:style-name="P7"/>
      <text:p text:style-name="P12"><text:span text:style-name="T2">--- ---</text:span></text:p>
      <text:p text:style-name="P12"><text:span text:style-name="T2"/></text:p>
      <text:p text:style-name="P12"><text:soft-page-break/><text:span text:style-name="T1">Ifan.cs:</text:span></text:p>
      <text:p text:style-name="P12"><text:span text:style-name="T2"/></text:p>
      <text:p text:style-name="P11"><text:span text:style-name="T9">namespace</text:span><text:span text:style-name="T6"> ObserverPattern</text:span></text:p>
      <text:p text:style-name="P7">{</text:p>
      <text:p text:style-name="P11"><text:span text:style-name="T6"><text:s text:c="4"/></text:span><text:span text:style-name="T12">// Observer</text:span></text:p>
      <text:p text:style-name="P11"><text:span text:style-name="T6"><text:s text:c="4"/></text:span><text:span text:style-name="T12">//step two</text:span></text:p>
      <text:p text:style-name="P11"><text:span text:style-name="T6"><text:s text:c="4"/></text:span><text:span text:style-name="T12">//create the I fan class, with one method.</text:span></text:p>
      <text:p text:style-name="P7"/>
      <text:p text:style-name="P11"><text:span text:style-name="T6"><text:s text:c="4"/></text:span><text:span text:style-name="T9">public</text:span><text:span text:style-name="T6"> </text:span><text:span text:style-name="T9">interface</text:span><text:span text:style-name="T6"> </text:span><text:span text:style-name="T13">IFan</text:span></text:p>
      <text:p text:style-name="P7"><text:s text:c="4"/>{</text:p>
      <text:p text:style-name="P11"><text:span text:style-name="T6"><text:s text:c="8"/></text:span><text:span text:style-name="T9">void</text:span><text:span text:style-name="T6"> Update(ICelebrity celebrity);</text:span></text:p>
      <text:p text:style-name="P7"><text:s text:c="4"/>}</text:p>
      <text:p text:style-name="P7">}</text:p>
      <text:p text:style-name="P12"><text:span text:style-name="T2"/></text:p>
      <text:p text:style-name="P12"><text:span text:style-name="T2">--- ---</text:span></text:p>
      <text:p text:style-name="P12"><text:span text:style-name="T2"/></text:p>
      <text:p text:style-name="P12"><text:span text:style-name="T1">Fan.cs:</text:span></text:p>
      <text:p text:style-name="P12"><text:span text:style-name="T2"/></text:p>
      <text:p text:style-name="P11"><text:span text:style-name="T9">namespace</text:span><text:span text:style-name="T6"> ObserverPattern</text:span></text:p>
      <text:p text:style-name="P7">{</text:p>
      <text:p text:style-name="P11"><text:span text:style-name="T6"><text:s text:c="4"/></text:span><text:span text:style-name="T12">// Concrete Observer</text:span></text:p>
      <text:p text:style-name="P11"><text:span text:style-name="T6"><text:s text:c="4"/></text:span><text:span text:style-name="T12">//step three</text:span></text:p>
      <text:p text:style-name="P11"><text:span text:style-name="T6"><text:s text:c="4"/></text:span><text:span text:style-name="T12">//implement the IFan class</text:span></text:p>
      <text:p text:style-name="P11"><text:span text:style-name="T6"><text:s text:c="4"/></text:span><text:span text:style-name="T12">//just provides info about the tweets "received" from the celebrity.</text:span></text:p>
      <text:p text:style-name="P7"/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Fan</text:span><text:span text:style-name="T6"> : IFan</text:span></text:p>
      <text:p text:style-name="P7"><text:s text:c="4"/>{</text:p>
      <text:p text:style-name="P11"><text:span text:style-name="T6"><text:s text:c="8"/></text:span><text:span text:style-name="T9">public</text:span><text:span text:style-name="T6"> </text:span><text:span text:style-name="T9">void</text:span><text:span text:style-name="T6"> Update(ICelebrity celebrity)</text:span></text:p>
      <text:p text:style-name="P7"><text:s text:c="8"/>{</text:p>
      <text:p text:style-name="P11"><text:span text:style-name="T6"><text:s text:c="12"/>Console.WriteLine(</text:span><text:span text:style-name="T14">$"Fan notified. Tweet of </text:span><text:span text:style-name="T6">{celebrity.FullName}</text:span><text:span text:style-name="T14">: "</text:span><text:span text:style-name="T6"> +</text:span></text:p>
      <text:p text:style-name="P11"><text:span text:style-name="T6"><text:s text:c="16"/></text:span><text:span text:style-name="T14">$"</text:span><text:span text:style-name="T6">{celebrity.Tweet}</text:span><text:span text:style-name="T14">"</text:span><text:span text:style-name="T6">);</text:span></text:p>
      <text:p text:style-name="P7"><text:s text:c="8"/>}</text:p>
      <text:p text:style-name="P7"><text:s text:c="4"/>}</text:p>
      <text:p text:style-name="P7">}</text:p>
      <text:p text:style-name="P7"/>
      <text:p text:style-name="P12"><text:span text:style-name="T2">--- ---</text:span></text:p>
      <text:p text:style-name="P12"><text:span text:style-name="T2"/></text:p>
      <text:p text:style-name="P12"><text:span text:style-name="T1">Gclooney.cs (and similar Tswift.cs):</text:span></text:p>
      <text:p text:style-name="P15"><text:span text:style-name="T1"/></text:p>
      <text:p text:style-name="P11"><text:span text:style-name="T9">namespace</text:span><text:span text:style-name="T6"> ObserverPattern</text:span></text:p>
      <text:p text:style-name="P7">{</text:p>
      <text:p text:style-name="P11"><text:span text:style-name="T6"><text:s text:c="4"/></text:span><text:span text:style-name="T12">// Concrete Subject</text:span></text:p>
      <text:p text:style-name="P11"><text:span text:style-name="T6"><text:s text:c="4"/></text:span><text:span text:style-name="T12">//step four</text:span></text:p>
      <text:p text:style-name="P11"><text:span text:style-name="T6"><text:s text:c="4"/></text:span><text:span text:style-name="T12">//implements ICelebrity</text:span></text:p>
      <text:p text:style-name="P7"/>
      <text:p text:style-name="P11"><text:span text:style-name="T6"><text:s text:c="4"/></text:span><text:span text:style-name="T9">public</text:span><text:span text:style-name="T6"> </text:span><text:span text:style-name="T9">class</text:span><text:span text:style-name="T6"> </text:span><text:span text:style-name="T13">GClooney</text:span><text:span text:style-name="T6"> : ICelebrity</text:span></text:p>
      <text:p text:style-name="P7"><text:s text:c="4"/>{ <text:s text:c="7"/></text:p>
      <text:p text:style-name="P11"><text:span text:style-name="T6"><text:s text:c="8"/></text:span><text:span text:style-name="T9">private</text:span><text:span text:style-name="T6"> </text:span><text:span text:style-name="T9">readonly</text:span><text:span text:style-name="T6"> List&lt;IFan&gt; _fans = </text:span><text:span text:style-name="T9">new</text:span><text:span text:style-name="T6"> List&lt;IFan&gt;(); <text:s text:c="2"/></text:span><text:span text:style-name="T12">// Collection</text:span></text:p>
      <text:p text:style-name="P11"><text:span text:style-name="T6"><text:s text:c="8"/></text:span><text:span text:style-name="T9">private</text:span><text:span text:style-name="T6"> </text:span><text:span text:style-name="T9">string</text:span><text:span text:style-name="T6"> _tweet; <text:s text:c="33"/></text:span><text:span text:style-name="T12">// Backing field <text:s text:c="7"/></text:span></text:p>
      <text:p text:style-name="P7"/>
      <text:p text:style-name="P11"><text:span text:style-name="T6"><text:s text:c="8"/></text:span><text:span text:style-name="T9">public</text:span><text:span text:style-name="T6"> GClooney(</text:span><text:span text:style-name="T9">string</text:span><text:span text:style-name="T6"> tweet){ <text:s text:c="25"/></text:span><text:span text:style-name="T12">// Constructor</text:span></text:p>
      <text:p text:style-name="P7"><text:s text:c="12"/>_tweet = tweet;</text:p>
      <text:p text:style-name="P7"><text:s text:c="8"/>}</text:p>
      <text:p text:style-name="P7"/>
      <text:p text:style-name="P11"><text:span text:style-name="T6"><text:s text:c="8"/></text:span><text:span text:style-name="T9">public</text:span><text:span text:style-name="T6"> </text:span><text:span text:style-name="T9">string</text:span><text:span text:style-name="T6"> FullName =&gt; </text:span><text:span text:style-name="T14">"George Clooney"</text:span><text:span text:style-name="T6">;</text:span></text:p>
      <text:p text:style-name="P11"><text:span text:style-name="T6"><text:s text:c="8"/></text:span><text:span text:style-name="T9">public</text:span><text:span text:style-name="T6"> </text:span><text:span text:style-name="T9">string</text:span><text:span text:style-name="T6"> Tweet</text:span></text:p>
      <text:p text:style-name="P7"><text:s text:c="8"/>{</text:p>
      <text:p text:style-name="P11"><text:span text:style-name="T6"><text:s text:c="12"/></text:span><text:span text:style-name="T9">get</text:span><text:span text:style-name="T6">{ </text:span><text:span text:style-name="T9">return</text:span><text:span text:style-name="T6"> _tweet;}</text:span></text:p>
      <text:p text:style-name="P7"><text:soft-page-break/></text:p>
      <text:p text:style-name="P11"><text:span text:style-name="T6"><text:s text:c="12"/></text:span><text:span text:style-name="T9">set</text:span></text:p>
      <text:p text:style-name="P7"><text:s text:c="12"/>{</text:p>
      <text:p text:style-name="P11"><text:span text:style-name="T6"><text:s text:c="16"/>Notify(value); </text:span><text:span text:style-name="T12">//calls Notify, which is the method that takes the tweet,</text:span></text:p>
      <text:p text:style-name="P11"><text:span text:style-name="T6"><text:s text:c="20"/></text:span><text:span text:style-name="T12">//then iterates through all fans and sends the tweet.</text:span></text:p>
      <text:p text:style-name="P7"><text:s text:c="12"/>}</text:p>
      <text:p text:style-name="P7"><text:s text:c="8"/>}</text:p>
      <text:p text:style-name="P7"/>
      <text:p text:style-name="P11"><text:span text:style-name="T6"><text:s text:c="8"/></text:span><text:span text:style-name="T9">public</text:span><text:span text:style-name="T6"> </text:span><text:span text:style-name="T9">void</text:span><text:span text:style-name="T6"> AddFollower(IFan fan) {</text:span></text:p>
      <text:p text:style-name="P7"><text:s text:c="12"/>_fans.Add(fan);</text:p>
      <text:p text:style-name="P7"><text:s text:c="8"/>}</text:p>
      <text:p text:style-name="P7"/>
      <text:p text:style-name="P11"><text:span text:style-name="T6"><text:s text:c="8"/></text:span><text:span text:style-name="T9">public</text:span><text:span text:style-name="T6"> </text:span><text:span text:style-name="T9">void</text:span><text:span text:style-name="T6"> RemoveFollower(IFan fan) {</text:span></text:p>
      <text:p text:style-name="P7"><text:s text:c="12"/>_fans.Remove(fan);</text:p>
      <text:p text:style-name="P7"><text:s text:c="8"/>}</text:p>
      <text:p text:style-name="P7"/>
      <text:p text:style-name="P11"><text:span text:style-name="T6"><text:s text:c="8"/></text:span><text:span text:style-name="T9">public</text:span><text:span text:style-name="T6"> </text:span><text:span text:style-name="T9">void</text:span><text:span text:style-name="T6"> Notify(</text:span><text:span text:style-name="T9">string</text:span><text:span text:style-name="T6"> tweet)</text:span></text:p>
      <text:p text:style-name="P7"><text:s text:c="8"/>{</text:p>
      <text:p text:style-name="P7"><text:s text:c="12"/>_tweet = tweet;</text:p>
      <text:p text:style-name="P11"><text:span text:style-name="T6"><text:s text:c="12"/></text:span><text:span text:style-name="T9">foreach</text:span><text:span text:style-name="T6"> (var fan </text:span><text:span text:style-name="T9">in</text:span><text:span text:style-name="T6"> _fans)</text:span></text:p>
      <text:p text:style-name="P7"><text:s text:c="12"/>{</text:p>
      <text:p text:style-name="P11"><text:span text:style-name="T6"><text:s text:c="16"/>fan.Update(</text:span><text:span text:style-name="T9">this</text:span><text:span text:style-name="T6">);</text:span></text:p>
      <text:p text:style-name="P7"><text:s text:c="12"/>}</text:p>
      <text:p text:style-name="P7"><text:s text:c="8"/>}</text:p>
      <text:p text:style-name="P7"><text:s text:c="4"/>}</text:p>
      <text:p text:style-name="P7">}</text:p>
      <text:p text:style-name="P7"/>
      <text:p text:style-name="P15"><text:span text:style-name="T1">--- ---</text:span></text:p>
      <text:p text:style-name="P15"><text:span text:style-name="T1"/></text:p>
      <text:p text:style-name="P12"><text:span text:style-name="T1">Program.cs:</text:span></text:p>
      <text:p text:style-name="P15"><text:span text:style-name="T1"/></text:p>
      <text:p text:style-name="P11"><text:span text:style-name="T9">namespace</text:span><text:span text:style-name="T6"> ObserverPattern</text:span></text:p>
      <text:p text:style-name="P7">{</text:p>
      <text:p text:style-name="P11"><text:span text:style-name="T6"><text:s text:c="4"/></text:span><text:span text:style-name="T12">//the change in one object (the subject/publisher) </text:span></text:p>
      <text:p text:style-name="P11"><text:span text:style-name="T6"><text:s text:c="4"/></text:span><text:span text:style-name="T12">//causes a change in another object(s) (the observers/subscribers)</text:span></text:p>
      <text:p text:style-name="P11"><text:span text:style-name="T6"><text:s text:c="4"/></text:span><text:span text:style-name="T12">//pretend this project is Twitter.</text:span></text:p>
      <text:p text:style-name="P7"/>
      <text:p text:style-name="P11"><text:span text:style-name="T6"><text:s text:c="8"/></text:span><text:span text:style-name="T12">//this file comes after everything else.</text:span></text:p>
      <text:p text:style-name="P7"/>
      <text:p text:style-name="P11"><text:span text:style-name="T6"><text:s text:c="4"/></text:span><text:span text:style-name="T9">class</text:span><text:span text:style-name="T6"> </text:span><text:span text:style-name="T13">Program</text:span></text:p>
      <text:p text:style-name="P7"><text:s text:c="4"/>{</text:p>
      <text:p text:style-name="P11"><text:span text:style-name="T6"><text:s text:c="8"/></text:span><text:span text:style-name="T9">static</text:span><text:span text:style-name="T6"> </text:span><text:span text:style-name="T9">void</text:span><text:span text:style-name="T6"> Main(</text:span><text:span text:style-name="T9">string</text:span><text:span text:style-name="T6">[] args)</text:span></text:p>
      <text:p text:style-name="P7"><text:s text:c="8"/>{</text:p>
      <text:p text:style-name="P11"><text:span text:style-name="T6"><text:s text:c="12"/></text:span><text:span text:style-name="T12">//invoke instances of each celebrity</text:span></text:p>
      <text:p text:style-name="P11"><text:span text:style-name="T6"><text:s text:c="12"/></text:span><text:span text:style-name="T12">//tbh, I don't know what the strings are for; they don't show up when you run this.</text:span></text:p>
      <text:p text:style-name="P11"><text:span text:style-name="T6"><text:s text:c="12"/></text:span><text:span text:style-name="T9">var</text:span><text:span text:style-name="T6"> gClooney = </text:span><text:span text:style-name="T9">new</text:span><text:span text:style-name="T6"> GClooney(</text:span><text:span text:style-name="T14">"I love my new wife"</text:span><text:span text:style-name="T6">);</text:span></text:p>
      <text:p text:style-name="P11"><text:span text:style-name="T6"><text:s text:c="12"/></text:span><text:span text:style-name="T9">var</text:span><text:span text:style-name="T6"> tSwift = </text:span><text:span text:style-name="T9">new</text:span><text:span text:style-name="T6"> TSwift(</text:span><text:span text:style-name="T14">"1981 is now my favorite number."</text:span><text:span text:style-name="T6">);</text:span></text:p>
      <text:p text:style-name="P7"/>
      <text:p text:style-name="P11"><text:span text:style-name="T6"><text:s text:c="12"/></text:span><text:span text:style-name="T12">//create two fans</text:span></text:p>
      <text:p text:style-name="P11"><text:span text:style-name="T6"><text:s text:c="12"/></text:span><text:span text:style-name="T9">var</text:span><text:span text:style-name="T6"> firstFan = </text:span><text:span text:style-name="T9">new</text:span><text:span text:style-name="T6"> Fan();</text:span></text:p>
      <text:p text:style-name="P11"><text:span text:style-name="T6"><text:s text:c="12"/></text:span><text:span text:style-name="T9">var</text:span><text:span text:style-name="T6"> secondFan = </text:span><text:span text:style-name="T9">new</text:span><text:span text:style-name="T6"> Fan();</text:span></text:p>
      <text:p text:style-name="P7"/>
      <text:p text:style-name="P11"><text:span text:style-name="T6"><text:s text:c="12"/></text:span><text:span text:style-name="T12">//add them as followers to celebrities</text:span></text:p>
      <text:p text:style-name="P7"><text:s text:c="12"/>gClooney.AddFollower(firstFan);</text:p>
      <text:p text:style-name="P7"><text:s text:c="12"/>tSwift.AddFollower(secondFan);</text:p>
      <text:p text:style-name="P7"/>
      <text:p text:style-name="P11"><text:span text:style-name="T6"><text:s text:c="12"/></text:span><text:span text:style-name="T12">//make them tweet</text:span></text:p>
      <text:p text:style-name="P11"><text:soft-page-break/><text:span text:style-name="T6"><text:s text:c="12"/>gClooney.Tweet = </text:span><text:span text:style-name="T14">"My wife didn't force me to tweet."</text:span><text:span text:style-name="T6">;</text:span></text:p>
      <text:p text:style-name="P11"><text:span text:style-name="T6"><text:s text:c="12"/>tSwift.Tweet = </text:span><text:span text:style-name="T14">"I love my new music."</text:span><text:span text:style-name="T6">;</text:span></text:p>
      <text:p text:style-name="P7"/>
      <text:p text:style-name="P11"><text:span text:style-name="T6"><text:s text:c="12"/></text:span><text:span text:style-name="T12">//when you run the program, you'll see the property Tweet</text:span></text:p>
      <text:p text:style-name="P11"><text:span text:style-name="T6"><text:s text:c="12"/></text:span><text:span text:style-name="T12">//"sets" the method Notify to run, passing the tweet.</text:span></text:p>
      <text:p text:style-name="P11"><text:span text:style-name="T6"><text:s text:c="12"/></text:span><text:span text:style-name="T12">//Notify targets each fan with Update</text:span></text:p>
      <text:p text:style-name="P11"><text:span text:style-name="T6"><text:s text:c="12"/></text:span><text:span text:style-name="T12">//and Update shows the celebrity's name and their tweet.</text:span></text:p>
      <text:p text:style-name="P7"/>
      <text:p text:style-name="P7"><text:s text:c="12"/>Console.Read();</text:p>
      <text:p text:style-name="P7"><text:s text:c="8"/>}</text:p>
      <text:p text:style-name="P7"><text:s text:c="4"/>}</text:p>
      <text:p text:style-name="P7">}</text:p>
      <text:p text:style-name="P1"><text:span text:style-name="T1"/></text:p>
      <text:p text:style-name="P1"><text:span text:style-name="T1">--- ---</text:span></text:p>
      <text:p text:style-name="P5"/>
      <text:p text:style-name="P12"><text:span text:style-name="T1">REPOSITORY PATTERN (other)</text:span></text:p>
      <text:p text:style-name="P1"><text:span text:style-name="T1">(This one is not a Gang of Four pattern; may be Microsoft's?</text:span></text:p>
      <text:p text:style-name="P1"><text:span text:style-name="T1">Separates business logic from interactions with the data source.</text:span></text:p>
      <text:p text:style-name="P5"/>
      <text:p text:style-name="P1"><text:span text:style-name="T1">Allows programmers to create an abstraction between an app</text:span></text:p>
      <text:p text:style-name="P1"><text:span text:style-name="T1">and its data layer. Separating the functions decouples stuff,</text:span></text:p>
      <text:p text:style-name="P1"><text:span text:style-name="T1">and makes testing and rewriting code easier.</text:span></text:p>
      <text:p text:style-name="P1"><text:span text:style-name="T1"/></text:p>
      <text:p text:style-name="P1"><text:span text:style-name="T1">--- ---</text:span></text:p>
      <text:p text:style-name="P1"><text:span text:style-name="T1"/></text:p>
      <text:p text:style-name="P1"><text:span text:style-name="T1">Prof uses an MVC app as the example's base code.</text:span></text:p>
      <text:p text:style-name="P1"><text:span text:style-name="T1"/></text:p>
      <text:p text:style-name="P1"><text:span text:style-name="T1">You're mostly skipping that walkthrough of the mvc setup,</text:span></text:p>
      <text:p text:style-name="P1"><text:span text:style-name="T1">but he does a little bit about enabling migrations; </text:span></text:p>
      <text:p text:style-name="P1"><text:span text:style-name="T1">could be useful in the future sometime, to track changes in the Dbs.</text:span></text:p>
      <text:p text:style-name="P1"><text:span text:style-name="T1"/></text:p>
      <text:p text:style-name="P1"><text:span text:style-name="T1">So... prof did something weird/unhelpful.</text:span></text:p>
      <text:p text:style-name="P1"><text:span text:style-name="T1">He went through mvc step by step, but then did his changes to</text:span></text:p>
      <text:p text:style-name="P1"><text:span text:style-name="T1">its organization off-line, just walking through them. :\</text:span></text:p>
      <text:p text:style-name="P1"><text:span text:style-name="T1"/></text:p>
      <text:p text:style-name="P1"><text:span text:style-name="T1">Summary: </text:span></text:p>
      <text:p text:style-name="P1"><text:span text:style-name="T1">He created a DAL folder. Inside:</text:span></text:p>
      <text:p text:style-name="P1"><text:span text:style-name="T1">1. IstudentRepository.cs with 5 simple crud methods.</text:span></text:p>
      <text:p text:style-name="P1"><text:span text:style-name="T1">2. StudenRepository.cs with the database context,</text:span></text:p>
      <text:list xml:id="list486492151825689379" text:style-name="L1">
        <text:list-header>
          <text:p text:style-name="P2"><text:span text:style-name="T1">the constructor, which expects an instance of the context,</text:span></text:p>
          <text:p text:style-name="P2"><text:span text:style-name="T1">the five implemented methods.</text:span></text:p>
        </text:list-header>
      </text:list>
      <text:p text:style-name="P1"><text:span text:style-name="T1"><text:tab/>and some other methods like Save and Cleanup.</text:span></text:p>
      <text:list xml:id="list3893165710792140037" text:style-name="L3">
        <text:list-item>
          <text:p text:style-name="P4"><text:span text:style-name="T1">GenericRepository.cs which is a further abstraction</text:span></text:p>
          <text:p text:style-name="P4"><text:span text:style-name="T1"><text:tab/>that will create the db contexts of whatever you need.</text:span></text:p>
          <text:p text:style-name="P4"><text:span text:style-name="T1"><text:tab/>(eg, if you add more models and tables and need to expand the code)</text:span></text:p>
          <text:p text:style-name="P4"><text:span text:style-name="T1"><text:tab/>This helps reduce redundant code elsewhere.</text:span></text:p>
          <text:p text:style-name="P4"><text:span text:style-name="T1"><text:tab/>Also added abstract methods that are implemented by</text:span></text:p>
          <text:p text:style-name="P4"><text:span text:style-name="T1"><text:tab/>the “concrete” repos.</text:span></text:p>
        </text:list-item>
      </text:list>
      <text:p text:style-name="P1"><text:span text:style-name="T1">4. UnitOfWork.cs (explained in the next lesson)</text:span></text:p>
      <text:p text:style-name="P1"><text:span text:style-name="T1"/></text:p>
      <text:p text:style-name="P1"><text:span text:style-name="T1">In Controllers:</text:span></text:p>
      <text:list xml:id="list1295765677584304210" text:style-name="L2">
        <text:list-item>
          <text:p text:style-name="P3"><text:span text:style-name="T1">StudentsController.cs updated to reference StudentRepository,</text:span></text:p>
          <text:p text:style-name="P3"><text:span text:style-name="T1">some changes to some of the boilerplate methods there</text:span></text:p>
        </text:list-item>
      </text:list>
      <text:p text:style-name="P1"><text:span text:style-name="T1"/></text:p>
      <text:p text:style-name="P1"><text:span text:style-name="T1">What those did together: created an abstraction between the </text:span></text:p>
      <text:p text:style-name="P1"><text:span text:style-name="T1">database and the controllers. And an abstract way to create the repos.</text:span></text:p>
      <text:p text:style-name="P1"><text:span text:style-name="T1"/></text:p>
      <text:p text:style-name="P1"><text:span text:style-name="T1">[No code samples for Repository Pattern.]</text:span></text:p>
      <text:p text:style-name="P1"><text:span text:style-name="T1"/></text:p>
      <text:p text:style-name="P1"><text:span text:style-name="T1">--- ---</text:span></text:p>
      <text:p text:style-name="P5"><text:soft-page-break/></text:p>
      <text:p text:style-name="P12"><text:span text:style-name="T1">UNIT OF WORK PATTERN (Martin Fowler)</text:span></text:p>
      <text:p text:style-name="P1"><text:span text:style-name="T1">(Martin Fowler's)</text:span></text:p>
      <text:p text:style-name="P1"><text:span text:style-name="T1">Maintains a list of objects affected by a business transaction and</text:span></text:p>
      <text:p text:style-name="P1"><text:span text:style-name="T1">coordinates the writing out of changes and the resolution of</text:span></text:p>
      <text:p text:style-name="P1"><text:span text:style-name="T1">concurrency problems.</text:span></text:p>
      <text:p text:style-name="P5"/>
      <text:p text:style-name="P1"><text:span text:style-name="T1">Allows programmers to update data in several objects, like multiple</text:span></text:p>
      <text:p text:style-name="P1"><text:span text:style-name="T1">repos, in one transaction instead of many. A Unit of Work will</text:span></text:p>
      <text:p text:style-name="P1"><text:span text:style-name="T1">keep track of all changes needing to happen during a business</text:span></text:p>
      <text:p text:style-name="P1"><text:span text:style-name="T1">transaction, then will update the db accordingly when it's all done.</text:span></text:p>
      <text:p text:style-name="P1"><text:span text:style-name="T1"/></text:p>
      <text:p text:style-name="P1"><text:span text:style-name="T1">Prof's code walkthrough is of the same MVC app as the last lesson.</text:span></text:p>
      <text:p text:style-name="P1"><text:span text:style-name="T1"/></text:p>
      <text:p text:style-name="P1"><text:span text:style-name="T1">DAL → UnitOfWork.cs</text:span></text:p>
      <text:p text:style-name="P1"><text:span text:style-name="T1">instantiates all the repos, passing in the same context.</text:span></text:p>
      <text:p text:style-name="P1"><text:span text:style-name="T1">Methods will Save() the work.</text:span></text:p>
      <text:p text:style-name="P1"><text:span text:style-name="T1"/></text:p>
      <text:p text:style-name="P1"><text:span text:style-name="T1">The repos themselves (like FacultyController.cs) were updated</text:span></text:p>
      <text:p text:style-name="P1"><text:span text:style-name="T1">to reference UnitOfWork, and invoking the instantiated Faculty</text:span></text:p>
      <text:p text:style-name="P1"><text:span text:style-name="T1">from UnitOfWork.</text:span></text:p>
      <text:p text:style-name="P1"><text:span text:style-name="T1"/></text:p>
      <text:p text:style-name="P1"><text:span text:style-name="T1">I think the gist is, instead of instantiating a faculty in the</text:span></text:p>
      <text:p text:style-name="P1"><text:span text:style-name="T1">controller or even a FacultyRepo, it is instantiated at a higher level</text:span></text:p>
      <text:p text:style-name="P1"><text:span text:style-name="T1">and passed to the implementing classes.</text:span></text:p>
      <text:p text:style-name="P1"><text:span text:style-name="T1"/></text:p>
      <text:p text:style-name="P1"><text:span text:style-name="T1">[No code samples for UnitOfWork Pattern.]</text:span></text:p>
      <text:p text:style-name="P1"><text:span text:style-name="T1"/></text:p>
      <text:p text:style-name="P1"><text:span text:style-name="T1">End part 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2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le Sudik</meta:initial-creator>
    <dc:creator>Gabrielle Sudik</dc:creator>
    <meta:editing-cycles>18</meta:editing-cycles>
    <meta:creation-date>2019-10-10T19:15:00</meta:creation-date>
    <dc:date>2019-10-20T17:37:31.76</dc:date>
    <meta:editing-duration>P5DT5H30M46S</meta:editing-duration>
    <meta:generator>OpenOffice/4.1.6$Win32 OpenOffice.org_project/416m1$Build-9790</meta:generator>
    <meta:document-statistic meta:table-count="0" meta:image-count="0" meta:object-count="0" meta:page-count="18" meta:paragraph-count="817" meta:word-count="3508" meta:character-count="284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